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2"/>1<text:s text:c="2"/><text:s text:c="21"/> <text:span text:style-name="style2">//</text:span></text:h>
      <text:h text:style-name="Default"><text:s text:c="2"/>2<text:s text:c="2"/><text:span text:style-name="style9">#include "View.h"<text:s text:c="4"/></text:span><text:span text:style-name="style2">// Очередная отработка элементарных графических примитивов<text:s text:c="21"/>//<text:s text:c="34"/>©2018-08-22 ‏יְרוּשָׁלַיִם</text:span><text:span text:style-name="style5">const char</text:span><text:span text:style-name="style10">*</text:span><text:span text:style-name="style11">_Mnt</text:span><text:span text:style-name="style10">[]={</text:span><text:span text:style-name="style6">"январь"</text:span><text:span text:style-name="style10">,</text:span><text:span text:style-name="style6">"февраль"</text:span><text:span text:style-name="style10">,</text:span><text:span text:style-name="style6">"март"</text:span><text:span text:style-name="style10">,</text:span><text:span text:style-name="style6">"апрель"</text:span><text:span text:style-name="style10">,</text:span><text:span text:style-name="style6">"май"</text:span><text:span text:style-name="style10">,</text:span><text:span text:style-name="style6">"июнь"</text:span><text:span text:style-name="style10">,</text:span><text:span text:style-name="style6">"июль"</text:span><text:span text:style-name="style10">,</text:span><text:span text:style-name="style6">"август"</text:span><text:span text:style-name="style10">,</text:span><text:span text:style-name="style6">"сентябрь"</text:span><text:span text:style-name="style10">,</text:span><text:span text:style-name="style6">"октябрь"</text:span><text:span text:style-name="style10">,</text:span><text:span text:style-name="style6">"ноябрь"</text:span><text:span text:style-name="style10">,</text:span><text:span text:style-name="style6">"декабрь"</text:span><text:span text:style-name="style10">},*</text:span><text:span text:style-name="style11">_Day</text:span><text:span text:style-name="style10">[]={</text:span><text:span text:style-name="style6">"понедельник"</text:span><text:span text:style-name="style10">,</text:span><text:span text:style-name="style6">"вторник"</text:span><text:span text:style-name="style10">,</text:span><text:span text:style-name="style6">"среда"</text:span><text:span text:style-name="style10">,</text:span><text:span text:style-name="style6">"четверг"</text:span><text:span text:style-name="style10">,</text:span><text:span text:style-name="style6">"пятница"</text:span><text:span text:style-name="style10">,</text:span><text:span text:style-name="style6">"суббота"</text:span><text:span text:style-name="style10">,</text:span><text:span text:style-name="style6">"воскресенье"</text:span><text:span text:style-name="style10">};</text:span><text:span text:style-name="style5">static union</text:span><text:span text:style-name="style10">{ </text:span><text:span text:style-name="style5">byte </text:span><text:span text:style-name="style11">c</text:span><text:span text:style-name="style10">[</text:span><text:span text:style-name="style4">4</text:span><text:span text:style-name="style10">]; </text:span><text:span text:style-name="style5">long </text:span><text:span text:style-name="style11">u</text:span><text:span text:style-name="style10">; }</text:span><text:span text:style-name="style2">// чистый цвет '33=51,'66=102,'99=153,'CC=204</text:span></text:h>
      <text:h text:style-name="Default"><text:s text:c="2"/>3<text:s text:c="2"/><text:span text:style-name="style11">SeaColor</text:span><text:span text:style-name="style10">[</text:span><text:span text:style-name="style11">black</text:span><text:span text:style-name="style10">+</text:span><text:span text:style-name="style4">257</text:span><text:span text:style-name="style10">] =<text:s text:c="4"/></text:span><text:span text:style-name="style2">// переопределение расцветки подобно как в палитре-256</text:span></text:h>
      <text:h text:style-name="Default"><text:s text:c="2"/>4<text:s text:c="2"/><text:span text:style-name="style10">{ {</text:span><text:span text:style-name="style4">255</text:span><text:span text:style-name="style10">,</text:span><text:span text:style-name="style4">255</text:span><text:span text:style-name="style10">,</text:span><text:span text:style-name="style4">255</text:span><text:span text:style-name="style10">},{</text:span><text:span text:style-name="style4">192</text:span><text:span text:style-name="style10">,</text:span><text:span text:style-name="style4">192</text:span><text:span text:style-name="style10">,</text:span><text:span text:style-name="style4">192</text:span><text:span text:style-name="style10">},{</text:span><text:span text:style-name="style4">160</text:span><text:span text:style-name="style10">,</text:span><text:span text:style-name="style4">160</text:span><text:span text:style-name="style10">,</text:span><text:span text:style-name="style4">160</text:span><text:span text:style-name="style10">},{</text:span><text:span text:style-name="style4">128</text:span><text:span text:style-name="style10">,</text:span><text:span text:style-name="style4">128</text:span><text:span text:style-name="style10">,</text:span><text:span text:style-name="style4">128</text:span><text:span text:style-name="style10">},{</text:span><text:span text:style-name="style4">96</text:span><text:span text:style-name="style10">,</text:span><text:span text:style-name="style4">96</text:span><text:span text:style-name="style10">,</text:span><text:span text:style-name="style4">96</text:span><text:span text:style-name="style10">},{</text:span><text:span text:style-name="style4">64</text:span><text:span text:style-name="style10">,</text:span><text:span text:style-name="style4">64</text:span><text:span text:style-name="style10">,</text:span><text:span text:style-name="style4">64</text:span><text:span text:style-name="style10">},</text:span><text:span text:style-name="style2">// white silver lightgray gray dimgray darkgray</text:span></text:h>
      <text:h text:style-name="Default"><text:s text:c="2"/>5<text:s text:c="2"/><text:s text:c="2"/><text:span text:style-name="style10">{</text:span><text:span text:style-name="style4">255</text:span><text:span text:style-name="style10">,</text:span><text:span text:style-name="style4">255</text:span><text:span text:style-name="style10">,</text:span><text:span text:style-name="style4">0</text:span><text:span text:style-name="style10">},{</text:span><text:span text:style-name="style4">0</text:span><text:span text:style-name="style10">,</text:span><text:span text:style-name="style4">128</text:span><text:span text:style-name="style10">,</text:span><text:span text:style-name="style4">0</text:span><text:span text:style-name="style10">},{</text:span><text:span text:style-name="style4">0</text:span><text:span text:style-name="style10">,</text:span><text:span text:style-name="style4">255</text:span><text:span text:style-name="style10">,</text:span><text:span text:style-name="style4">0</text:span><text:span text:style-name="style10">},{</text:span><text:span text:style-name="style4">160</text:span><text:span text:style-name="style10">,</text:span><text:span text:style-name="style4">255</text:span><text:span text:style-name="style10">,</text:span><text:span text:style-name="style4">64</text:span><text:span text:style-name="style10">},{</text:span><text:span text:style-name="style4">64</text:span><text:span text:style-name="style10">,</text:span><text:span text:style-name="style4">255</text:span><text:span text:style-name="style10">,</text:span><text:span text:style-name="style4">96</text:span><text:span text:style-name="style10">},<text:s text:c="21"/></text:span><text:span text:style-name="style2">// yellow green lime olive lightgreen</text:span></text:h>
      <text:h text:style-name="Default"><text:s text:c="2"/>6<text:s text:c="2"/><text:s text:c="2"/><text:span text:style-name="style10">{</text:span><text:span text:style-name="style4">0</text:span><text:span text:style-name="style10">,</text:span><text:span text:style-name="style4">0</text:span><text:span text:style-name="style10">,</text:span><text:span text:style-name="style4">128</text:span><text:span text:style-name="style10">},{</text:span><text:span text:style-name="style4">0</text:span><text:span text:style-name="style10">,</text:span><text:span text:style-name="style4">0</text:span><text:span text:style-name="style10">,</text:span><text:span text:style-name="style4">255</text:span><text:span text:style-name="style10">},{</text:span><text:span text:style-name="style4">64</text:span><text:span text:style-name="style10">,</text:span><text:span text:style-name="style4">96</text:span><text:span text:style-name="style10">,</text:span><text:span text:style-name="style4">255</text:span><text:span text:style-name="style10">},{</text:span><text:span text:style-name="style4">0</text:span><text:span text:style-name="style10">,</text:span><text:span text:style-name="style4">160</text:span><text:span text:style-name="style10">,</text:span><text:span text:style-name="style4">160</text:span><text:span text:style-name="style10">},{</text:span><text:span text:style-name="style4">0</text:span><text:span text:style-name="style10">,</text:span><text:span text:style-name="style4">255</text:span><text:span text:style-name="style10">,</text:span><text:span text:style-name="style4">255</text:span><text:span text:style-name="style10">},{</text:span><text:span text:style-name="style4">96</text:span><text:span text:style-name="style10">,</text:span><text:span text:style-name="style4">212</text:span><text:span text:style-name="style10">,</text:span><text:span text:style-name="style4">212</text:span><text:span text:style-name="style10">},<text:s text:c="9"/></text:span><text:span text:style-name="style2">// navy blue lightblue cyan aqua lightcyan</text:span></text:h>
      <text:h text:style-name="Default"><text:s text:c="2"/>7<text:s text:c="2"/><text:s text:c="2"/><text:span text:style-name="style10">{</text:span><text:span text:style-name="style4">128</text:span><text:span text:style-name="style10">,</text:span><text:span text:style-name="style4">0</text:span><text:span text:style-name="style10">,</text:span><text:span text:style-name="style4">0</text:span><text:span text:style-name="style10">},{</text:span><text:span text:style-name="style4">255</text:span><text:span text:style-name="style10">,</text:span><text:span text:style-name="style4">0</text:span><text:span text:style-name="style10">,</text:span><text:span text:style-name="style4">0</text:span><text:span text:style-name="style10">},{</text:span><text:span text:style-name="style4">255</text:span><text:span text:style-name="style10">,</text:span><text:span text:style-name="style4">96</text:span><text:span text:style-name="style10">,</text:span><text:span text:style-name="style4">96</text:span><text:span text:style-name="style10">},{</text:span><text:span text:style-name="style4">255</text:span><text:span text:style-name="style10">,</text:span><text:span text:style-name="style4">128</text:span><text:span text:style-name="style10">,</text:span><text:span text:style-name="style4">0</text:span><text:span text:style-name="style10">},{</text:span><text:span text:style-name="style4">255</text:span><text:span text:style-name="style10">,</text:span><text:span text:style-name="style4">192</text:span><text:span text:style-name="style10">,</text:span><text:span text:style-name="style4">204</text:span><text:span text:style-name="style10">},<text:s text:c="20"/></text:span><text:span text:style-name="style2">// maroon red lightred orange pink</text:span></text:h>
      <text:h text:style-name="Default"><text:s text:c="2"/>8<text:s text:c="2"/><text:s text:c="2"/><text:span text:style-name="style10">{</text:span><text:span text:style-name="style4">128</text:span><text:span text:style-name="style10">,</text:span><text:span text:style-name="style4">0</text:span><text:span text:style-name="style10">,</text:span><text:span text:style-name="style4">128</text:span><text:span text:style-name="style10">},{</text:span><text:span text:style-name="style4">192</text:span><text:span text:style-name="style10">,</text:span><text:span text:style-name="style4">0</text:span><text:span text:style-name="style10">,</text:span><text:span text:style-name="style4">192</text:span><text:span text:style-name="style10">},{</text:span><text:span text:style-name="style4">255</text:span><text:span text:style-name="style10">,</text:span><text:span text:style-name="style4">0</text:span><text:span text:style-name="style10">,</text:span><text:span text:style-name="style4">255</text:span><text:span text:style-name="style10">},{</text:span><text:span text:style-name="style4">255</text:span><text:span text:style-name="style10">,</text:span><text:span text:style-name="style4">96</text:span><text:span text:style-name="style10">,</text:span><text:span text:style-name="style4">255</text:span><text:span text:style-name="style10">},{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}<text:s text:c="22"/></text:span><text:span text:style-name="style2">// purple magenta fuchsia lightmagenta black</text:span></text:h>
      <text:h text:style-name="Default"><text:s text:c="2"/>9<text:s text:c="2"/><text:span text:style-name="style2">//{ 0xFFFFFF,0xC0C0C0,0xA0A0A0,0x808080,0x606060,0x404040,</text:span></text:h>
      <text:h text:style-name="Default"><text:s text:c="1"/>10<text:s text:c="2"/><text:span text:style-name="style2">//<text:s text:c="2"/>0x00FFFF,0x008000,0x00FF00,0x40FFA0,0x60FF40,</text:span></text:h>
      <text:h text:style-name="Default"><text:s text:c="1"/>11<text:s text:c="2"/><text:span text:style-name="style2">//<text:s text:c="2"/>0x800000,0xFF0000,0xFF6040,0xA0A000,0xFFFF00,0xD4D460,</text:span></text:h>
      <text:h text:style-name="Default"><text:s text:c="1"/>12<text:s text:c="2"/><text:span text:style-name="style2">//<text:s text:c="2"/>0x000080,0x0000FF,0x6060FF,0x0080FF,0xCCC0FF,</text:span></text:h>
      <text:h text:style-name="Default"><text:s text:c="1"/>13<text:s text:c="2"/><text:span text:style-name="style2">//<text:s text:c="2"/>0x800080,0xC000C0,0xFF00FF,0xFF60FF,0x000000</text:span></text:h>
      <text:h text:style-name="Default"><text:s text:c="1"/>14<text:s text:c="2"/><text:span text:style-name="style10">};<text:s text:c="46"/></text:span><text:span text:style-name="style2">// = 27\{28}</text:span></text:h>
      <text:h text:style-name="Default"><text:s text:c="1"/>15<text:s text:c="2"/><text:span text:style-name="style5">void </text:span><text:span text:style-name="style11">color</text:span><text:span text:style-name="style10">( </text:span><text:span text:style-name="style11">colors clr </text:span><text:span text:style-name="style10">){ </text:span><text:span text:style-name="style11">glColor4ubv</text:span><text:span text:style-name="style10">((</text:span><text:span text:style-name="style11">GLubyte</text:span><text:span text:style-name="style10">*)(</text:span><text:span text:style-name="style11">SeaColor</text:span><text:span text:style-name="style10">[</text:span><text:span text:style-name="style11">clr</text:span><text:span text:style-name="style10">].</text:span><text:span text:style-name="style11">c</text:span><text:span text:style-name="style10">));}</text:span><text:span text:style-name="style2">// alfa=255</text:span></text:h>
      <text:h text:style-name="Default"><text:s text:c="1"/>16<text:s text:c="2"/><text:span text:style-name="style5">void </text:span><text:span text:style-name="style11">color</text:span><text:span text:style-name="style10">( </text:span><text:span text:style-name="style11">colors clr</text:span><text:span text:style-name="style10">,</text:span><text:span text:style-name="style11">_Real b</text:span><text:span text:style-name="style10">,</text:span><text:span text:style-name="style11">_Real a </text:span><text:span text:style-name="style10">)<text:s text:c="2"/></text:span><text:span text:style-name="style2">// bright: -1 на черный; +1 до белого</text:span></text:h>
      <text:h text:style-name="Default"><text:s text:c="1"/>17<text:s text:c="2"/><text:span text:style-name="style9">#define B( c )((b&lt;0?(c*(1+b)):(c+(255-c)*b))/255) </text:span><text:span text:style-name="style2">// ...с затенением\подсветкой</text:span></text:h>
      <text:h text:style-name="Default"><text:s text:c="1"/>18<text:s text:c="2"/><text:span text:style-name="style10">{ </text:span><text:span text:style-name="style5">byte </text:span><text:span text:style-name="style10">*</text:span><text:span text:style-name="style11">C</text:span><text:span text:style-name="style10">=</text:span><text:span text:style-name="style11">SeaColor</text:span><text:span text:style-name="style10">[</text:span><text:span text:style-name="style11">clr</text:span><text:span text:style-name="style10">].</text:span><text:span text:style-name="style11">c</text:span><text:span text:style-name="style10">; </text:span><text:span text:style-name="style11">glColor4d</text:span><text:span text:style-name="style10">( </text:span><text:span text:style-name="style11">B</text:span><text:span text:style-name="style10">(</text:span><text:span text:style-name="style11">C</text:span><text:span text:style-name="style10">[</text:span><text:span text:style-name="style4">0</text:span><text:span text:style-name="style10">]),</text:span><text:span text:style-name="style11">B</text:span><text:span text:style-name="style10">(</text:span><text:span text:style-name="style11">C</text:span><text:span text:style-name="style10">[</text:span><text:span text:style-name="style4">1</text:span><text:span text:style-name="style10">]),</text:span><text:span text:style-name="style11">B</text:span><text:span text:style-name="style10">(</text:span><text:span text:style-name="style11">C</text:span><text:span text:style-name="style10">[</text:span><text:span text:style-name="style4">2</text:span><text:span text:style-name="style10">]),</text:span><text:span text:style-name="style11">a </text:span><text:span text:style-name="style10">); }</text:span><text:span text:style-name="style2">// alfa:0÷1</text:span></text:h>
      <text:h text:style-name="Default"><text:s text:c="1"/>19<text:s text:c="2"/><text:span text:style-name="style9">#undef B</text:span></text:h>
      <text:h text:style-name="Default"><text:s text:c="1"/>20<text:s text:c="2"/><text:span text:style-name="style2">//<text:s text:c="3"/>тонкая линия из точки (a) в точку (b)<text:s text:c="2"/>... в однородных координатах OpenGL//</text:span><text:span text:style-name="style5">const Real </text:span><text:span text:style-name="style10">* </text:span><text:span text:style-name="style11">dot</text:span><text:span text:style-name="style10">( </text:span><text:span text:style-name="style5">const Real</text:span><text:span text:style-name="style10">* </text:span><text:span text:style-name="style11">a</text:span><text:span text:style-name="style10">, </text:span><text:span text:style-name="style11">colors clr </text:span><text:span text:style-name="style10">){ </text:span><text:span text:style-name="style5">if</text:span><text:span text:style-name="style10">( </text:span><text:span text:style-name="style11">clr</text:span><text:span text:style-name="style10">!=</text:span><text:span text:style-name="style16">empty </text:span><text:span text:style-name="style10">)</text:span><text:span text:style-name="style11">color</text:span><text:span text:style-name="style10">( </text:span><text:span text:style-name="style11">clr </text:span><text:span text:style-name="style10">); </text:span><text:span text:style-name="style11">glVertex3dv</text:span><text:span text:style-name="style10">(</text:span><text:span text:style-name="style11">a</text:span><text:span text:style-name="style10">); </text:span><text:span text:style-name="style5">return </text:span><text:span text:style-name="style11">a</text:span><text:span text:style-name="style10">; } </text:span><text:span text:style-name="style2">// осторожная точка</text:span><text:span text:style-name="style5">const Real </text:span><text:span text:style-name="style10">* </text:span><text:span text:style-name="style11">spot</text:span><text:span text:style-name="style10">( </text:span><text:span text:style-name="style5">const Real</text:span><text:span text:style-name="style10">* </text:span><text:span text:style-name="style11">a</text:span><text:span text:style-name="style10">, </text:span><text:span text:style-name="style11">_Real Size</text:span><text:span text:style-name="style10">, </text:span><text:span text:style-name="style11">colors clr </text:span><text:span text:style-name="style10">)<text:s text:c="2"/></text:span><text:span text:style-name="style2">// и повторение dot</text:span><text:span text:style-name="style10">{ </text:span><text:span text:style-name="style11">glPushAttrib</text:span><text:span text:style-name="style10">( </text:span><text:span text:style-name="style11">GL_POINT_BIT </text:span><text:span text:style-name="style10">); </text:span><text:span text:style-name="style11">glPointSize</text:span><text:span text:style-name="style10">( (</text:span><text:span text:style-name="style5">float</text:span><text:span text:style-name="style10">)</text:span><text:span text:style-name="style11">Size </text:span><text:span text:style-name="style10">);</text:span></text:h>
      <text:h text:style-name="Default"><text:s text:c="1"/>21<text:s text:c="2"/><text:s text:c="2"/><text:span text:style-name="style11">glBegin</text:span><text:span text:style-name="style10">( </text:span><text:span text:style-name="style11">GL_POINTS </text:span><text:span text:style-name="style10">); </text:span><text:span text:style-name="style5">if</text:span><text:span text:style-name="style10">( </text:span><text:span text:style-name="style11">clr</text:span><text:span text:style-name="style10">!=</text:span><text:span text:style-name="style16">empty </text:span><text:span text:style-name="style10">)</text:span><text:span text:style-name="style11">color</text:span><text:span text:style-name="style10">( </text:span><text:span text:style-name="style11">clr </text:span><text:span text:style-name="style10">); </text:span><text:span text:style-name="style11">glVertex3dv</text:span><text:span text:style-name="style10">(</text:span><text:span text:style-name="style11">a</text:span><text:span text:style-name="style10">); </text:span><text:span text:style-name="style11">glEnd</text:span><text:span text:style-name="style10">();</text:span></text:h>
      <text:h text:style-name="Default"><text:s text:c="1"/>22<text:s text:c="2"/><text:s text:c="2"/><text:span text:style-name="style11">glPopAttrib</text:span><text:span text:style-name="style10">(); </text:span><text:span text:style-name="style5">return </text:span><text:span text:style-name="style11">a</text:span><text:span text:style-name="style10">;</text:span></text:h>
      <text:h text:style-name="Default"><text:s text:c="1"/>23<text:s text:c="2"/><text:span text:style-name="style10">}</text:span></text:h>
      <text:h text:style-name="Default"><text:s text:c="1"/>24<text:s text:c="2"/><text:span text:style-name="style5">const Real </text:span><text:span text:style-name="style10">* </text:span><text:span text:style-name="style11">line</text:span><text:span text:style-name="style10">( </text:span><text:span text:style-name="style5">const Real</text:span><text:span text:style-name="style10">* </text:span><text:span text:style-name="style11">a</text:span><text:span text:style-name="style10">, </text:span><text:span text:style-name="style5">const Real</text:span><text:span text:style-name="style10">* </text:span><text:span text:style-name="style11">b </text:span><text:span text:style-name="style10">)</text:span></text:h>
      <text:h text:style-name="Default"><text:s text:c="1"/>25<text:s text:c="2"/><text:span text:style-name="style10">{ </text:span><text:span text:style-name="style11">glBegin</text:span><text:span text:style-name="style10">( </text:span><text:span text:style-name="style11">GL_LINES </text:span><text:span text:style-name="style10">),</text:span><text:span text:style-name="style11">glVertex3dv</text:span><text:span text:style-name="style10">( </text:span><text:span text:style-name="style11">a </text:span><text:span text:style-name="style10">),</text:span><text:span text:style-name="style11">glVertex3dv</text:span><text:span text:style-name="style10">( </text:span><text:span text:style-name="style11">b </text:span><text:span text:style-name="style10">),</text:span><text:span text:style-name="style11">glEnd</text:span><text:span text:style-name="style10">(); </text:span><text:span text:style-name="style5">return </text:span><text:span text:style-name="style11">b</text:span><text:span text:style-name="style10">; }</text:span></text:h>
      <text:h text:style-name="Default"><text:s text:c="1"/>26<text:s text:c="2"/><text:span text:style-name="style5">const Real </text:span><text:span text:style-name="style10">* </text:span><text:span text:style-name="style11">line</text:span><text:span text:style-name="style10">( </text:span><text:span text:style-name="style5">const Real</text:span><text:span text:style-name="style10">* </text:span><text:span text:style-name="style11">a</text:span><text:span text:style-name="style10">, </text:span><text:span text:style-name="style5">const Real</text:span><text:span text:style-name="style10">* </text:span><text:span text:style-name="style11">b</text:span><text:span text:style-name="style10">, </text:span><text:span text:style-name="style11">colors clr </text:span><text:span text:style-name="style10">){ </text:span><text:span text:style-name="style5">if</text:span><text:span text:style-name="style10">( </text:span><text:span text:style-name="style11">clr</text:span><text:span text:style-name="style10">!=</text:span><text:span text:style-name="style16">empty </text:span><text:span text:style-name="style10">)</text:span><text:span text:style-name="style11">color</text:span><text:span text:style-name="style10">( </text:span><text:span text:style-name="style11">clr </text:span><text:span text:style-name="style10">); </text:span><text:span text:style-name="style11">line</text:span><text:span text:style-name="style10">( </text:span><text:span text:style-name="style11">a</text:span><text:span text:style-name="style10">,</text:span><text:span text:style-name="style11">b </text:span><text:span text:style-name="style10">); </text:span><text:span text:style-name="style5">return </text:span><text:span text:style-name="style11">b</text:span><text:span text:style-name="style10">; }</text:span><text:span text:style-name="style5">void </text:span><text:span text:style-name="style11">liney</text:span><text:span text:style-name="style10">( </text:span><text:span text:style-name="style5">const Real</text:span><text:span text:style-name="style10">* </text:span><text:span text:style-name="style11">a</text:span><text:span text:style-name="style10">,</text:span><text:span text:style-name="style5">const Real</text:span><text:span text:style-name="style10">* </text:span><text:span text:style-name="style11">b</text:span><text:span text:style-name="style10">, </text:span><text:span text:style-name="style11">colors clr </text:span><text:span text:style-name="style10">) </text:span><text:span text:style-name="style2">// две линии по ординатам</text:span><text:span text:style-name="style10">{ </text:span><text:span text:style-name="style5">if</text:span><text:span text:style-name="style10">( </text:span><text:span text:style-name="style11">clr</text:span><text:span text:style-name="style10">!=</text:span><text:span text:style-name="style16">empty </text:span><text:span text:style-name="style10">)</text:span><text:span text:style-name="style11">color</text:span><text:span text:style-name="style10">( </text:span><text:span text:style-name="style11">clr </text:span><text:span text:style-name="style10">);<text:s text:c="2"/></text:span><text:span text:style-name="style11">glBegin</text:span><text:span text:style-name="style10">( </text:span><text:span text:style-name="style11">GL_LINES </text:span><text:span text:style-name="style10">); </text:span><text:span text:style-name="style11">glVertex3dv</text:span><text:span text:style-name="style10">( </text:span><text:span text:style-name="style11">a </text:span><text:span text:style-name="style10">); </text:span><text:span text:style-name="style11">glVertex3dv</text:span><text:span text:style-name="style10">( </text:span><text:span text:style-name="style11">b </text:span><text:span text:style-name="style10">);<text:s text:c="9"/></text:span><text:span text:style-name="style11">glVertex3d</text:span><text:span text:style-name="style10">( </text:span><text:span text:style-name="style11">a</text:span><text:span text:style-name="style10">[</text:span><text:span text:style-name="style4">0</text:span><text:span text:style-name="style10">],-</text:span><text:span text:style-name="style11">a</text:span><text:span text:style-name="style10">[</text:span><text:span text:style-name="style4">1</text:span><text:span text:style-name="style10">],</text:span><text:span text:style-name="style11">a</text:span><text:span text:style-name="style10">[</text:span><text:span text:style-name="style4">2</text:span><text:span text:style-name="style10">] ); </text:span><text:span text:style-name="style11">glVertex3d</text:span><text:span text:style-name="style10">( </text:span><text:span text:style-name="style11">b</text:span><text:span text:style-name="style10">[</text:span><text:span text:style-name="style4">0</text:span><text:span text:style-name="style10">],-</text:span><text:span text:style-name="style11">b</text:span><text:span text:style-name="style10">[</text:span><text:span text:style-name="style4">1</text:span><text:span text:style-name="style10">],</text:span><text:span text:style-name="style11">b</text:span><text:span text:style-name="style10">[</text:span><text:span text:style-name="style4">2</text:span><text:span text:style-name="style10">] ); </text:span><text:span text:style-name="style11">glEnd</text:span><text:span text:style-name="style10">();}<text:s text:c="57"/></text:span><text:span text:style-name="style2">// 32 секторных румба</text:span><text:span text:style-name="style5">const Real </text:span><text:span text:style-name="style10">* </text:span><text:span text:style-name="style11">circle</text:span><text:span text:style-name="style10">( </text:span><text:span text:style-name="style5">const Real </text:span><text:span text:style-name="style10">*</text:span><text:span text:style-name="style11">a</text:span><text:span text:style-name="style10">, </text:span><text:span text:style-name="style11">_Real r</text:span><text:span text:style-name="style10">, </text:span><text:span text:style-name="style5">bool </text:span><text:span text:style-name="style16">fill </text:span><text:span text:style-name="style10">)<text:s text:c="2"/></text:span><text:span text:style-name="style2">//<text:s text:c="4"/>в плоскости X-Y</text:span></text:h>
      <text:h text:style-name="Default"><text:s text:c="1"/>27<text:s text:c="2"/><text:span text:style-name="style10">{ </text:span><text:span text:style-name="style11">glBegin</text:span><text:span text:style-name="style10">( </text:span><text:span text:style-name="style16">fill</text:span><text:span text:style-name="style10">?</text:span><text:span text:style-name="style11">GL_POLYGON</text:span><text:span text:style-name="style10">:</text:span><text:span text:style-name="style11">GL_LINE_LOOP </text:span><text:span text:style-name="style10">); </text:span><text:span text:style-name="style5">for</text:span><text:span text:style-name="style10">( </text:span><text:span text:style-name="style5">Real </text:span><text:span text:style-name="style11">q</text:span><text:span text:style-name="style10">=</text:span><text:span text:style-name="style4">0</text:span><text:span text:style-name="style10">; </text:span><text:span text:style-name="style11">q</text:span><text:span text:style-name="style10">&lt;</text:span><text:span text:style-name="style11">_Pd</text:span><text:span text:style-name="style10">; </text:span><text:span text:style-name="style11">q</text:span><text:span text:style-name="style10">+=</text:span><text:span text:style-name="style11">_Ph</text:span><text:span text:style-name="style10">/</text:span><text:span text:style-name="style4">8 </text:span><text:span text:style-name="style10">)</text:span></text:h>
      <text:h text:style-name="Default"><text:s text:c="1"/>28<text:s text:c="2"/><text:s text:c="2"/><text:span text:style-name="style11">glVertex3d</text:span><text:span text:style-name="style10">( </text:span><text:span text:style-name="style11">a</text:span><text:span text:style-name="style10">[</text:span><text:span text:style-name="style4">0</text:span><text:span text:style-name="style10">]+</text:span><text:span text:style-name="style11">r</text:span><text:span text:style-name="style10">*</text:span><text:span text:style-name="style11">sin</text:span><text:span text:style-name="style10">( </text:span><text:span text:style-name="style11">q </text:span><text:span text:style-name="style10">),</text:span><text:span text:style-name="style11">a</text:span><text:span text:style-name="style10">[</text:span><text:span text:style-name="style4">1</text:span><text:span text:style-name="style10">]+</text:span><text:span text:style-name="style11">r</text:span><text:span text:style-name="style10">*</text:span><text:span text:style-name="style11">cos</text:span><text:span text:style-name="style10">( </text:span><text:span text:style-name="style11">q </text:span><text:span text:style-name="style10">),</text:span><text:span text:style-name="style11">a</text:span><text:span text:style-name="style10">[</text:span><text:span text:style-name="style4">2</text:span><text:span text:style-name="style10">] ); </text:span><text:span text:style-name="style11">glEnd</text:span><text:span text:style-name="style10">(); </text:span><text:span text:style-name="style5">return </text:span><text:span text:style-name="style11">a</text:span><text:span text:style-name="style10">;</text:span></text:h>
      <text:h text:style-name="Default"><text:s text:c="1"/>29<text:s text:c="2"/><text:span text:style-name="style10">}</text:span></text:h>
      <text:h text:style-name="Default"><text:s text:c="1"/>30<text:s text:c="2"/><text:span text:style-name="style5">void </text:span><text:span text:style-name="style11">rectangle</text:span><text:span text:style-name="style10">( </text:span><text:span text:style-name="style5">const Real </text:span><text:span text:style-name="style10">*</text:span><text:span text:style-name="style11">LD</text:span><text:span text:style-name="style10">,</text:span><text:span text:style-name="style5">const Real </text:span><text:span text:style-name="style10">*</text:span><text:span text:style-name="style11">RU</text:span><text:span text:style-name="style10">,</text:span><text:span text:style-name="style5">bool </text:span><text:span text:style-name="style16">fill </text:span><text:span text:style-name="style10">)<text:s text:c="2"/></text:span><text:span text:style-name="style2">// прямоугольник X-Y</text:span></text:h>
      <text:h text:style-name="Default"><text:s text:c="1"/>31<text:s text:c="2"/><text:span text:style-name="style10">{ </text:span><text:span text:style-name="style11">glBegin</text:span><text:span text:style-name="style10">( </text:span><text:span text:style-name="style16">fill</text:span><text:span text:style-name="style10">?</text:span><text:span text:style-name="style11">GL_QUADS</text:span><text:span text:style-name="style10">:</text:span><text:span text:style-name="style11">GL_LINE_LOOP </text:span><text:span text:style-name="style10">),</text:span></text:h>
      <text:h text:style-name="Default"><text:s text:c="1"/>32<text:s text:c="2"/><text:s text:c="2"/><text:span text:style-name="style11">glVertex3dv</text:span><text:span text:style-name="style10">( </text:span><text:span text:style-name="style11">LD </text:span><text:span text:style-name="style10">),</text:span><text:span text:style-name="style11">glVertex3d</text:span><text:span text:style-name="style10">( </text:span><text:span text:style-name="style11">RU</text:span><text:span text:style-name="style10">[</text:span><text:span text:style-name="style4">0</text:span><text:span text:style-name="style10">],</text:span><text:span text:style-name="style11">LD</text:span><text:span text:style-name="style10">[</text:span><text:span text:style-name="style4">1</text:span><text:span text:style-name="style10">],</text:span><text:span text:style-name="style11">LD</text:span><text:span text:style-name="style10">[</text:span><text:span text:style-name="style4">2</text:span><text:span text:style-name="style10">] ),</text:span></text:h>
      <text:h text:style-name="Default"><text:s text:c="1"/>33<text:s text:c="2"/><text:s text:c="2"/><text:span text:style-name="style11">glVertex3dv</text:span><text:span text:style-name="style10">( </text:span><text:span text:style-name="style11">RU </text:span><text:span text:style-name="style10">),</text:span><text:span text:style-name="style11">glVertex3d</text:span><text:span text:style-name="style10">( </text:span><text:span text:style-name="style11">LD</text:span><text:span text:style-name="style10">[</text:span><text:span text:style-name="style4">0</text:span><text:span text:style-name="style10">],</text:span><text:span text:style-name="style11">RU</text:span><text:span text:style-name="style10">[</text:span><text:span text:style-name="style4">1</text:span><text:span text:style-name="style10">],</text:span><text:span text:style-name="style11">RU</text:span><text:span text:style-name="style10">[</text:span><text:span text:style-name="style4">2</text:span><text:span text:style-name="style10">] ),</text:span><text:span text:style-name="style11">glEnd</text:span><text:span text:style-name="style10">();</text:span></text:h>
      <text:h text:style-name="Default"><text:s text:c="1"/>34<text:s text:c="2"/><text:span text:style-name="style10">}</text:span></text:h>
      <text:h text:style-name="Default"><text:s text:c="1"/>35<text:s text:c="2"/><text:span text:style-name="style2">//<text:s text:c="4"/>... из точки (a) в точку (b) с объемной стрелкой в долях длины//</text:span><text:span text:style-name="style5">const Real</text:span><text:span text:style-name="style10">* </text:span><text:span text:style-name="style11">arrow</text:span><text:span text:style-name="style10">( </text:span><text:span text:style-name="style5">const Real </text:span><text:span text:style-name="style10">*</text:span><text:span text:style-name="style11">_a</text:span><text:span text:style-name="style10">,</text:span><text:span text:style-name="style5">const Real </text:span><text:span text:style-name="style10">*</text:span><text:span text:style-name="style11">_b</text:span><text:span text:style-name="style10">,</text:span><text:span text:style-name="style11">_Real l</text:span><text:span text:style-name="style10">,</text:span><text:span text:style-name="style11">colors clr </text:span><text:span text:style-name="style10">){ </text:span><text:span text:style-name="style5">Vector </text:span><text:span text:style-name="style10">&amp;</text:span><text:span text:style-name="style11">a</text:span><text:span text:style-name="style10">=*(</text:span><text:span text:style-name="style5">Vector</text:span><text:span text:style-name="style10">*)</text:span><text:span text:style-name="style11">_a</text:span><text:span text:style-name="style10">,&amp;</text:span><text:span text:style-name="style11">b</text:span><text:span text:style-name="style10">=*(</text:span><text:span text:style-name="style5">Vector</text:span><text:span text:style-name="style10">*)</text:span><text:span text:style-name="style11">_b</text:span><text:span text:style-name="style10">,</text:span><text:span text:style-name="style11">d</text:span><text:span text:style-name="style10">=</text:span><text:span text:style-name="style11">a</text:span><text:span text:style-name="style10">-</text:span><text:span text:style-name="style11">b</text:span><text:span text:style-name="style10">; </text:span><text:span text:style-name="style11">d</text:span><text:span text:style-name="style10">*=</text:span><text:span text:style-name="style11">l</text:span><text:span text:style-name="style10">/</text:span><text:span text:style-name="style11">abs</text:span><text:span text:style-name="style10">( </text:span><text:span text:style-name="style11">d </text:span><text:span text:style-name="style10">);<text:s text:c="2"/></text:span><text:span text:style-name="style5">Vector </text:span><text:span text:style-name="style11">e</text:span><text:span text:style-name="style10">={ </text:span><text:span text:style-name="style11">d</text:span><text:span text:style-name="style10">.</text:span><text:span text:style-name="style11">z</text:span><text:span text:style-name="style10">/</text:span><text:span text:style-name="style4">5</text:span><text:span text:style-name="style10">,</text:span><text:span text:style-name="style11">d</text:span><text:span text:style-name="style10">.</text:span><text:span text:style-name="style11">x</text:span><text:span text:style-name="style10">/</text:span><text:span text:style-name="style4">5</text:span><text:span text:style-name="style10">,</text:span><text:span text:style-name="style11">d</text:span><text:span text:style-name="style10">.</text:span><text:span text:style-name="style11">y</text:span><text:span text:style-name="style10">/</text:span><text:span text:style-name="style4">5 </text:span><text:span text:style-name="style10">},</text:span><text:span text:style-name="style11">f</text:span><text:span text:style-name="style10">={ </text:span><text:span text:style-name="style11">e</text:span><text:span text:style-name="style10">.</text:span><text:span text:style-name="style11">z</text:span><text:span text:style-name="style10">,</text:span><text:span text:style-name="style11">e</text:span><text:span text:style-name="style10">.</text:span><text:span text:style-name="style11">x</text:span><text:span text:style-name="style10">,</text:span><text:span text:style-name="style11">e</text:span><text:span text:style-name="style10">.</text:span><text:span text:style-name="style11">y </text:span><text:span text:style-name="style10">},</text:span><text:span text:style-name="style11">g</text:span><text:span text:style-name="style10">=</text:span><text:span text:style-name="style11">b</text:span><text:span text:style-name="style10">+</text:span><text:span text:style-name="style11">d</text:span><text:span text:style-name="style10">/</text:span><text:span text:style-name="style4">2</text:span><text:span text:style-name="style10">; </text:span><text:span text:style-name="style11">line</text:span><text:span text:style-name="style10">( </text:span><text:span text:style-name="style11">a</text:span><text:span text:style-name="style10">,</text:span><text:span text:style-name="style11">d</text:span><text:span text:style-name="style10">+=</text:span><text:span text:style-name="style11">b</text:span><text:span text:style-name="style10">,</text:span><text:span text:style-name="style11">clr </text:span><text:span text:style-name="style10">);<text:s text:c="3"/></text:span><text:span text:style-name="style11">glBegin</text:span><text:span text:style-name="style10">( </text:span><text:span text:style-name="style11">GL_LINE_LOOP </text:span><text:span text:style-name="style10">),</text:span><text:span text:style-name="style11">dot</text:span><text:span text:style-name="style10">( </text:span><text:span text:style-name="style11">g </text:span><text:span text:style-name="style10">),</text:span><text:span text:style-name="style11">dot</text:span><text:span text:style-name="style10">( </text:span><text:span text:style-name="style11">d</text:span><text:span text:style-name="style10">+</text:span><text:span text:style-name="style11">e </text:span><text:span text:style-name="style10">),</text:span><text:span text:style-name="style11">dot</text:span><text:span text:style-name="style10">( </text:span><text:span text:style-name="style11">b </text:span><text:span text:style-name="style10">),</text:span><text:span text:style-name="style11">dot</text:span><text:span text:style-name="style10">( </text:span><text:span text:style-name="style11">d</text:span><text:span text:style-name="style10">-</text:span><text:span text:style-name="style11">e </text:span><text:span text:style-name="style10">),<text:s text:c="27"/></text:span><text:span text:style-name="style11">dot</text:span><text:span text:style-name="style10">( </text:span><text:span text:style-name="style11">g </text:span><text:span text:style-name="style10">),</text:span><text:span text:style-name="style11">dot</text:span><text:span text:style-name="style10">( </text:span><text:span text:style-name="style11">d</text:span><text:span text:style-name="style10">+</text:span><text:span text:style-name="style11">f </text:span><text:span text:style-name="style10">),</text:span><text:span text:style-name="style11">dot</text:span><text:span text:style-name="style10">( </text:span><text:span text:style-name="style11">b </text:span><text:span text:style-name="style10">),</text:span><text:span text:style-name="style11">dot</text:span><text:span text:style-name="style10">( </text:span><text:span text:style-name="style11">d</text:span><text:span text:style-name="style10">-</text:span><text:span text:style-name="style11">f </text:span><text:span text:style-name="style10">),<text:s text:c="27"/></text:span><text:span text:style-name="style11">dot</text:span><text:span text:style-name="style10">( </text:span><text:span text:style-name="style11">g </text:span><text:span text:style-name="style10">),</text:span><text:span text:style-name="style11">glEnd</text:span><text:span text:style-name="style10">(); </text:span><text:span text:style-name="style5">return </text:span><text:span text:style-name="style11">_b</text:span><text:span text:style-name="style10">;}</text:span><text:span text:style-name="style5">void </text:span><text:span text:style-name="style11">axis</text:span><text:span text:style-name="style10">( </text:span><text:span text:style-name="style11">Place </text:span><text:span text:style-name="style10">&amp;</text:span><text:span text:style-name="style11">P</text:span><text:span text:style-name="style10">,</text:span><text:span text:style-name="style11">_Real L</text:span><text:span text:style-name="style10">,</text:span><text:span text:style-name="style11">_Real Y</text:span><text:span text:style-name="style10">,</text:span><text:span text:style-name="style11">_Real Z</text:span><text:span text:style-name="style10">,</text:span></text:h>
      <text:h text:style-name="Default"><text:s text:c="1"/>36<text:s text:c="2"/><text:s text:c="2"/><text:span text:style-name="style5">const char </text:span><text:span text:style-name="style10">*</text:span><text:span text:style-name="style11">x</text:span><text:span text:style-name="style10">,</text:span><text:span text:style-name="style5">const char </text:span><text:span text:style-name="style10">*</text:span><text:span text:style-name="style11">y</text:span><text:span text:style-name="style10">,</text:span><text:span text:style-name="style5">const char </text:span><text:span text:style-name="style10">*</text:span><text:span text:style-name="style11">z</text:span><text:span text:style-name="style10">,</text:span><text:span text:style-name="style11">colors clr </text:span><text:span text:style-name="style10">){ </text:span><text:span text:style-name="style5">const Real </text:span><text:span text:style-name="style11">l</text:span><text:span text:style-name="style10">=</text:span><text:span text:style-name="style11">L</text:span><text:span text:style-name="style10">/</text:span><text:span text:style-name="style4">100</text:span><text:span text:style-name="style10">;<text:s text:c="3"/></text:span><text:span text:style-name="style11">arrow</text:span><text:span text:style-name="style10">( (</text:span><text:span text:style-name="style11">Point</text:span><text:span text:style-name="style10">){ </text:span><text:span text:style-name="style4">0</text:span><text:span text:style-name="style10">,</text:span><text:span text:style-name="style4">0</text:span><text:span text:style-name="style10">,-</text:span><text:span text:style-name="style11">Z </text:span><text:span text:style-name="style10">},(</text:span><text:span text:style-name="style11">Point</text:span><text:span text:style-name="style10">){ </text:span><text:span text:style-name="style4">0</text:span><text:span text:style-name="style10">,</text:span><text:span text:style-name="style4">0</text:span><text:span text:style-name="style10">,</text:span><text:span text:style-name="style11">Z </text:span><text:span text:style-name="style10">},</text:span><text:span text:style-name="style11">l</text:span><text:span text:style-name="style10">,</text:span><text:span text:style-name="style11">clr </text:span><text:span text:style-name="style10">),<text:s text:c="3"/></text:span><text:span text:style-name="style11">arrow</text:span><text:span text:style-name="style10">( (</text:span><text:span text:style-name="style11">Point</text:span><text:span text:style-name="style10">){ </text:span><text:span text:style-name="style4">0</text:span><text:span text:style-name="style10">,-</text:span><text:span text:style-name="style11">Y</text:span><text:span text:style-name="style10">,</text:span><text:span text:style-name="style4">0 </text:span><text:span text:style-name="style10">},(</text:span><text:span text:style-name="style11">Point</text:span><text:span text:style-name="style10">){ </text:span><text:span text:style-name="style4">0</text:span><text:span text:style-name="style10">,</text:span><text:span text:style-name="style11">Y</text:span><text:span text:style-name="style10">,</text:span><text:span text:style-name="style4">0 </text:span><text:span text:style-name="style10">},</text:span><text:span text:style-name="style11">l </text:span><text:span text:style-name="style10">),<text:s text:c="3"/></text:span><text:span text:style-name="style11">arrow</text:span><text:span text:style-name="style10">( (</text:span><text:span text:style-name="style11">Point</text:span><text:span text:style-name="style10">){ -</text:span><text:span text:style-name="style11">L</text:span><text:span text:style-name="style10">,</text:span><text:span text:style-name="style4">0</text:span><text:span text:style-name="style10">,</text:span><text:span text:style-name="style4">0 </text:span><text:span text:style-name="style10">},(</text:span><text:span text:style-name="style11">Point</text:span><text:span text:style-name="style10">){ </text:span><text:span text:style-name="style11">L</text:span><text:span text:style-name="style10">,</text:span><text:span text:style-name="style4">0</text:span><text:span text:style-name="style10">,</text:span><text:span text:style-name="style4">0 </text:span><text:span text:style-name="style10">},</text:span><text:span text:style-name="style11">l </text:span><text:span text:style-name="style10">); </text:span><text:span text:style-name="style11">color</text:span><text:span text:style-name="style10">( </text:span><text:span text:style-name="style11">clr</text:span><text:span text:style-name="style10">,-</text:span><text:span text:style-name="style4">0.5 </text:span><text:span text:style-name="style10">);</text:span></text:h>
      <text:h text:style-name="Default"><text:s text:c="1"/>37<text:s text:c="2"/><text:s text:c="2"/><text:span text:style-name="style11">P</text:span><text:span text:style-name="style10">.</text:span><text:span text:style-name="style11">Text</text:span><text:span text:style-name="style10">( </text:span><text:span text:style-name="style11">_North</text:span>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11">Z</text:span><text:span text:style-name="style10">,</text:span><text:span text:style-name="style11">z </text:span><text:span text:style-name="style10">)</text:span></text:h>
      <text:h text:style-name="Default"><text:s text:c="1"/>38<text:s text:c="2"/><text:s text:c="3"/><text:span text:style-name="style10">.</text:span><text:span text:style-name="style11">Text</text:span><text:span text:style-name="style10">( </text:span><text:span text:style-name="style11">_North</text:span><text:span text:style-name="style10">,</text:span><text:span text:style-name="style4">0</text:span><text:span text:style-name="style10">,</text:span><text:span text:style-name="style11">Y</text:span><text:span text:style-name="style10">+</text:span><text:span text:style-name="style11">l</text:span><text:span text:style-name="style10">,</text:span><text:span text:style-name="style4">0</text:span><text:span text:style-name="style10">,</text:span><text:span text:style-name="style11">y </text:span><text:span text:style-name="style10">)</text:span></text:h>
      <text:h text:style-name="Default"><text:s text:c="1"/>39<text:s text:c="2"/><text:s text:c="3"/><text:span text:style-name="style10">.</text:span><text:span text:style-name="style11">Text</text:span><text:span text:style-name="style10">( </text:span><text:span text:style-name="style11">_North_East</text:span><text:span text:style-name="style10">,</text:span><text:span text:style-name="style11">L</text:span><text:span text:style-name="style10">+</text:span><text:span text:style-name="style11">l</text:span>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11">x </text:span><text:span text:style-name="style10">);</text:span></text:h>
      <text:h text:style-name="Default"><text:s text:c="1"/>40<text:s text:c="2"/><text:span text:style-name="style10">}</text:span></text:h>
      <text:h text:style-name="Default"><text:s text:c="1"/>41<text:s text:c="2"/><text:span text:style-name="style11">View</text:span><text:span text:style-name="style10">::</text:span><text:span text:style-name="style11">View</text:span><text:span text:style-name="style10">( </text:span><text:span text:style-name="style5">const char</text:span><text:span text:style-name="style10">* </text:span><text:span text:style-name="style11">Tt</text:span><text:span text:style-name="style10">, </text:span><text:span text:style-name="style5">int </text:span><text:span text:style-name="style11">X</text:span><text:span text:style-name="style10">,</text:span><text:span text:style-name="style5">int </text:span><text:span text:style-name="style11">Y</text:span><text:span text:style-name="style10">, </text:span><text:span text:style-name="style5">int </text:span><text:span text:style-name="style11">W</text:span><text:span text:style-name="style10">,</text:span><text:span text:style-name="style5">int </text:span><text:span text:style-name="style11">H</text:span><text:span text:style-name="style10">, </text:span><text:span text:style-name="style11">_Real Size </text:span><text:span text:style-name="style10">)</text:span></text:h>
      <text:h text:style-name="Default"><text:s text:c="1"/>42<text:s text:c="2"/><text:s text:c="4"/><text:span text:style-name="style10">:</text:span><text:span text:style-name="style11">Window</text:span><text:span text:style-name="style10">( </text:span><text:span text:style-name="style11">Tt</text:span><text:span text:style-name="style10">,</text:span><text:span text:style-name="style11">X</text:span><text:span text:style-name="style10">,</text:span><text:span text:style-name="style11">Y</text:span><text:span text:style-name="style10">,</text:span><text:span text:style-name="style11">W</text:span><text:span text:style-name="style10">,</text:span><text:span text:style-name="style11">H </text:span><text:span text:style-name="style10">),</text:span><text:span text:style-name="style11">eye</text:span><text:span text:style-name="style10">( (</text:span><text:span text:style-name="style5">Vector</text:span><text:span text:style-name="style10">){-</text:span><text:span text:style-name="style4">130</text:span><text:span text:style-name="style10">,-</text:span><text:span text:style-name="style4">10</text:span><text:span text:style-name="style10">,</text:span><text:span text:style-name="style4">0</text:span><text:span text:style-name="style10">} ),</text:span><text:span text:style-name="style11">look</text:span><text:span text:style-name="style10">( (</text:span><text:span text:style-name="style5">Vector</text:span><text:span text:style-name="style10">){</text:span><text:span text:style-name="style4">0</text:span><text:span text:style-name="style10">,</text:span><text:span text:style-name="style4">0</text:span><text:span text:style-name="style10">,</text:span><text:span text:style-name="style4">30</text:span><text:span text:style-name="style10">} ),</text:span></text:h>
      <text:h text:style-name="Default"><text:s text:c="1"/>43<text:s text:c="2"/><text:s text:c="4"/><text:span text:style-name="style11">Distance</text:span><text:span text:style-name="style10">( </text:span><text:span text:style-name="style11">Size</text:span><text:span text:style-name="style10">?-</text:span><text:span text:style-name="style11">Size</text:span><text:span text:style-name="style10">:-</text:span><text:span text:style-name="style4">.8</text:span><text:span text:style-name="style10">*</text:span><text:span text:style-name="style11">Width </text:span><text:span text:style-name="style10">),<text:s text:c="3"/></text:span><text:span text:style-name="style2">// расстояние от камеры до места съёмки</text:span></text:h>
      <text:h text:style-name="Default"><text:s text:c="1"/>44<text:s text:c="2"/><text:s text:c="4"/><text:span text:style-name="style11">mx</text:span><text:span text:style-name="style10">( </text:span><text:span text:style-name="style4">0 </text:span><text:span text:style-name="style10">),</text:span><text:span text:style-name="style11">my</text:span><text:span text:style-name="style10">( </text:span><text:span text:style-name="style4">0 </text:span><text:span text:style-name="style10">)<text:s text:c="21"/></text:span><text:span text:style-name="style2">//<text:s text:c="2"/>указатель мышки в нулевое положение</text:span></text:h>
      <text:h text:style-name="Default"><text:s text:c="1"/>45<text:s text:c="2"/><text:s text:c="2"/><text:span text:style-name="style10">{ </text:span><text:span text:style-name="style11">View_initial</text:span><text:span text:style-name="style10">();</text:span></text:h>
      <text:h text:style-name="Default"><text:s text:c="1"/>46<text:s text:c="2"/><text:span text:style-name="style2">//<text:s text:c="2"/>glFogf( GL_FOG_START,-Distance/3 );</text:span></text:h>
      <text:h text:style-name="Default"><text:s text:c="1"/>47<text:s text:c="2"/><text:span text:style-name="style2">//<text:s text:c="2"/>glFogf( GL_FOG_END,Distance/3 );</text:span></text:h>
      <text:h text:style-name="Default"><text:s text:c="1"/>48<text:s text:c="2"/><text:s text:c="2"/><text:span text:style-name="style10">}</text:span></text:h>
      <text:h text:style-name="Default"><text:s text:c="1"/>49<text:s text:c="2"/><text:span text:style-name="style5">bool </text:span><text:span text:style-name="style11">View</text:span><text:span text:style-name="style10">::</text:span><text:span text:style-name="style11">Draw</text:span><text:span text:style-name="style10">(){ </text:span><text:span text:style-name="style11">Activate</text:span><text:span text:style-name="style10">();<text:s text:c="7"/></text:span><text:span text:style-name="style2">// с исключением двойной перенастройки</text:span></text:h>
      <text:h text:style-name="Default"><text:s text:c="1"/>50<text:s text:c="2"/><text:s text:c="2"/><text:span text:style-name="style11">glMatrixMode</text:span><text:span text:style-name="style10">( </text:span><text:span text:style-name="style11">GL_PROJECTION </text:span><text:span text:style-name="style10">);<text:s text:c="5"/></text:span><text:span text:style-name="style2">// размерах фрагмента экрана сброс текущих</text:span></text:h>
      <text:h text:style-name="Default"><text:s text:c="1"/>51<text:s text:c="2"/><text:s text:c="2"/><text:span text:style-name="style11">glLoadIdentity</text:span><text:span text:style-name="style10">();<text:s text:c="18"/></text:span><text:span text:style-name="style2">// матричных координат, настройка обзора и</text:span></text:h>
      <text:h text:style-name="Default"><text:s text:c="1"/>52<text:s text:c="2"/><text:s text:c="2"/><text:span text:style-name="style11">gluPerspective</text:span><text:span text:style-name="style10">( </text:span><text:span text:style-name="style4">16.2</text:span><text:span text:style-name="style10">,</text:span><text:span text:style-name="style5">Real</text:span><text:span text:style-name="style10">( </text:span><text:span text:style-name="style11">Width </text:span><text:span text:style-name="style10">)/</text:span><text:span text:style-name="style11">Height</text:span><text:span text:style-name="style10">,-</text:span><text:span text:style-name="style4">1</text:span><text:span text:style-name="style10">,</text:span><text:span text:style-name="style4">1 </text:span><text:span text:style-name="style10">);<text:s text:c="5"/></text:span><text:span text:style-name="style2">// экранных пропорций</text:span></text:h>
      <text:h text:style-name="Default"><text:s text:c="1"/>53<text:s text:c="2"/><text:s text:c="2"/><text:span text:style-name="style11">gluLookAt</text:span><text:span text:style-name="style10">( </text:span><text:span text:style-name="style4">0</text:span><text:span text:style-name="style10">,</text:span><text:span text:style-name="style4">0</text:span><text:span text:style-name="style10">,</text:span><text:span text:style-name="style11">Distance</text:span><text:span text:style-name="style10">,</text:span><text:span text:style-name="style11">look</text:span><text:span text:style-name="style10">.</text:span><text:span text:style-name="style11">x</text:span><text:span text:style-name="style10">,</text:span><text:span text:style-name="style11">look</text:span><text:span text:style-name="style10">.</text:span><text:span text:style-name="style11">y</text:span><text:span text:style-name="style10">,</text:span><text:span text:style-name="style11">look</text:span><text:span text:style-name="style10">.</text:span><text:span text:style-name="style11">z</text:span><text:span text:style-name="style10">,</text:span><text:span text:style-name="style4">0</text:span><text:span text:style-name="style10">,</text:span><text:span text:style-name="style4">1</text:span><text:span text:style-name="style10">,</text:span><text:span text:style-name="style4">0 </text:span><text:span text:style-name="style10">); </text:span><text:span text:style-name="style2">// местоположение сцены</text:span></text:h>
      <text:h text:style-name="Default"><text:s text:c="1"/>54<text:s text:c="2"/><text:s text:c="2"/><text:span text:style-name="style11">glMatrixMode</text:span><text:span text:style-name="style10">( </text:span><text:span text:style-name="style11">GL_MODELVIEW </text:span><text:span text:style-name="style10">); </text:span><text:span text:style-name="style11">glLoadIdentity</text:span><text:span text:style-name="style10">();<text:s text:c="7"/></text:span><text:span text:style-name="style2">// в исходное положение</text:span></text:h>
      <text:h text:style-name="Default"><text:s text:c="1"/>55<text:s text:c="2"/><text:s text:c="2"/><text:span text:style-name="style11">glRotated</text:span><text:span text:style-name="style10">( </text:span><text:span text:style-name="style11">eye</text:span><text:span text:style-name="style10">.</text:span><text:span text:style-name="style11">y</text:span><text:span text:style-name="style10">-</text:span><text:span text:style-name="style4">90</text:span><text:span text:style-name="style10">,</text:span><text:span text:style-name="style4">1</text:span><text:span text:style-name="style10">,</text:span><text:span text:style-name="style4">0</text:span><text:span text:style-name="style10">,</text:span><text:span text:style-name="style4">0 </text:span><text:span text:style-name="style10">);<text:s text:c="26"/></text:span><text:span text:style-name="style2">// поставить на киль</text:span></text:h>
      <text:h text:style-name="Default"><text:s text:c="1"/>56<text:s text:c="2"/><text:s text:c="2"/><text:span text:style-name="style11">glRotated</text:span><text:span text:style-name="style10">( </text:span><text:span text:style-name="style11">eye</text:span><text:span text:style-name="style10">.</text:span><text:span text:style-name="style11">z</text:span><text:span text:style-name="style10">,<text:s text:c="3"/></text:span><text:span text:style-name="style4">0</text:span><text:span text:style-name="style10">,</text:span><text:span text:style-name="style4">1</text:span><text:span text:style-name="style10">,</text:span><text:span text:style-name="style4">0 </text:span><text:span text:style-name="style10">);<text:s text:c="26"/></text:span><text:span text:style-name="style2">// дифферент</text:span></text:h>
      <text:h text:style-name="Default"><text:s text:c="1"/>57<text:s text:c="2"/><text:s text:c="2"/><text:span text:style-name="style11">glRotated</text:span><text:span text:style-name="style10">( </text:span><text:span text:style-name="style11">eye</text:span><text:span text:style-name="style10">.</text:span><text:span text:style-name="style11">x</text:span><text:span text:style-name="style10">,<text:s text:c="3"/></text:span><text:span text:style-name="style4">0</text:span><text:span text:style-name="style10">,</text:span><text:span text:style-name="style4">0</text:span><text:span text:style-name="style10">,</text:span><text:span text:style-name="style4">1 </text:span><text:span text:style-name="style10">);<text:s text:c="26"/></text:span><text:span text:style-name="style2">// рыскание</text:span></text:h>
      <text:h text:style-name="Default"><text:s text:c="1"/>58<text:s text:c="2"/><text:s text:c="2"/><text:span text:style-name="style5">return </text:span><text:span text:style-name="style11">Window</text:span><text:span text:style-name="style10">::</text:span><text:span text:style-name="style11">Draw</text:span><text:span text:style-name="style10">();</text:span></text:h>
      <text:h text:style-name="Default"><text:s text:c="1"/>59<text:s text:c="2"/><text:span text:style-name="style10">}</text:span></text:h>
      <text:h text:style-name="Default"><text:s text:c="1"/>60<text:s text:c="2"/><text:span text:style-name="style2">//<text:s text:c="3"/>Небольшой блок реагирования на мышиную возню в текущем окне</text:span></text:h>
      <text:h text:style-name="Default"><text:s text:c="1"/>61<text:s text:c="2"/><text:span text:style-name="style2">//</text:span></text:h>
      <text:h text:style-name="Default"><text:s text:c="1"/>62<text:s text:c="2"/><text:span text:style-name="style5">bool </text:span><text:span text:style-name="style11">View</text:span><text:span text:style-name="style10">::</text:span><text:span text:style-name="style11">Mouse</text:span><text:span text:style-name="style10">( </text:span><text:span text:style-name="style5">int </text:span><text:span text:style-name="style11">button</text:span><text:span text:style-name="style10">, </text:span><text:span text:style-name="style5">int </text:span><text:span text:style-name="style11">x</text:span><text:span text:style-name="style10">,</text:span><text:span text:style-name="style5">int </text:span><text:span text:style-name="style11">y </text:span><text:span text:style-name="style10">)<text:s text:c="4"/></text:span><text:span text:style-name="style2">// и её же указания к исполнению</text:span></text:h>
      <text:h text:style-name="Default"><text:s text:c="1"/>63<text:s text:c="2"/><text:span text:style-name="style10">{ </text:span><text:span text:style-name="style5">bool </text:span><text:span text:style-name="style11">ret</text:span><text:span text:style-name="style10">=</text:span><text:span text:style-name="style5">false</text:span><text:span text:style-name="style10">;<text:s text:c="30"/></text:span><text:span text:style-name="style2">// Activate();</text:span></text:h>
      <text:h text:style-name="Default"><text:s text:c="1"/>64<text:s text:c="2"/><text:s text:c="2"/><text:span text:style-name="style5">if</text:span><text:span text:style-name="style10">( </text:span><text:span text:style-name="style11">button</text:span><text:span text:style-name="style10">==</text:span><text:span text:style-name="style11">_MouseWheel </text:span><text:span text:style-name="style10">)<text:s text:c="20"/></text:span><text:span text:style-name="style2">// на вращение колёсико/сенсора</text:span></text:h>
      <text:h text:style-name="Default"><text:s text:c="1"/>65<text:s text:c="2"/><text:s text:c="2"/><text:span text:style-name="style10">{ </text:span><text:span text:style-name="style5">if</text:span><text:span text:style-name="style10">( </text:span><text:span text:style-name="style11">ret</text:span><text:span text:style-name="style10">=(</text:span><text:span text:style-name="style11">y</text:span><text:span text:style-name="style10">!=</text:span><text:span text:style-name="style4">0</text:span><text:span text:style-name="style10">) )</text:span><text:span text:style-name="style11">Distance</text:span><text:span text:style-name="style10">+=</text:span><text:span text:style-name="style11">y</text:span><text:span text:style-name="style10">*</text:span><text:span text:style-name="style11">Distance</text:span><text:span text:style-name="style10">/</text:span><text:span text:style-name="style11">Height</text:span><text:span text:style-name="style10">/</text:span><text:span text:style-name="style4">3</text:span><text:span text:style-name="style10">; } </text:span><text:span text:style-name="style5">else</text:span></text:h>
      <text:h text:style-name="Default"><text:s text:c="1"/>66<text:s text:c="2"/><text:s text:c="2"/><text:span text:style-name="style5">if</text:span><text:span text:style-name="style10">( </text:span><text:span text:style-name="style11">ret</text:span><text:span text:style-name="style10">=(</text:span><text:span text:style-name="style11">x</text:span><text:span text:style-name="style10">!=</text:span><text:span text:style-name="style11">mx </text:span><text:span text:style-name="style10">|| </text:span><text:span text:style-name="style11">y</text:span><text:span text:style-name="style10">!=</text:span><text:span text:style-name="style11">my</text:span><text:span text:style-name="style10">) )<text:s text:c="4"/></text:span><text:span text:style-name="style2">// местоположение курсора в локальных смещениях</text:span></text:h>
      <text:h text:style-name="Default"><text:s text:c="1"/>67<text:s text:c="2"/><text:s text:c="2"/><text:span text:style-name="style10">{ </text:span><text:span text:style-name="style5">switch</text:span><text:span text:style-name="style10">( </text:span><text:span text:style-name="style11">button </text:span><text:span text:style-name="style10">)<text:s text:c="12"/></text:span><text:span text:style-name="style2">//<text:s text:c="2"/>-- и не пустой вызов без свободной реакции</text:span></text:h>
      <text:h text:style-name="Default"><text:s text:c="1"/>68<text:s text:c="2"/><text:s text:c="4"/><text:span text:style-name="style10">{ </text:span><text:span text:style-name="style5">case </text:span><text:span text:style-name="style11">_MouseLeft</text:span><text:span text:style-name="style10">: </text:span><text:span text:style-name="style5">if</text:span><text:span text:style-name="style10">( </text:span><text:span text:style-name="style11">ScanStatus</text:span><text:span text:style-name="style10">()&amp;</text:span><text:span text:style-name="style11">CTRL </text:span><text:span text:style-name="style10">)</text:span></text:h>
      <text:h text:style-name="Default"><text:s text:c="1"/>69<text:s text:c="2"/><text:s text:c="12"/><text:span text:style-name="style11">eye</text:span><text:span text:style-name="style10">.</text:span><text:span text:style-name="style11">z</text:span><text:span text:style-name="style10">+=</text:span><text:span text:style-name="style5">Real</text:span><text:span text:style-name="style10">( </text:span><text:span text:style-name="style11">x</text:span><text:span text:style-name="style10">-</text:span><text:span text:style-name="style11">mx </text:span><text:span text:style-name="style10">)/</text:span><text:span text:style-name="style4">24</text:span><text:span text:style-name="style10">,</text:span><text:span text:style-name="style11">Distance</text:span><text:span text:style-name="style10">-=( </text:span><text:span text:style-name="style11">y</text:span><text:span text:style-name="style10">-</text:span><text:span text:style-name="style11">my </text:span><text:span text:style-name="style10">)*</text:span><text:span text:style-name="style11">Distance</text:span><text:span text:style-name="style10">/</text:span><text:span text:style-name="style11">Height</text:span><text:span text:style-name="style10">; </text:span><text:span text:style-name="style5">else</text:span></text:h>
      <text:h text:style-name="Default"><text:s text:c="1"/>70<text:s text:c="2"/><text:s text:c="12"/><text:span text:style-name="style11">eye</text:span><text:span text:style-name="style10">.</text:span><text:span text:style-name="style11">y</text:span><text:span text:style-name="style10">-=</text:span><text:span text:style-name="style5">Real</text:span><text:span text:style-name="style10">( </text:span><text:span text:style-name="style11">y</text:span><text:span text:style-name="style10">-</text:span><text:span text:style-name="style11">my </text:span><text:span text:style-name="style10">)/</text:span><text:span text:style-name="style4">24</text:span><text:span text:style-name="style10">,</text:span><text:span text:style-name="style11">eye</text:span><text:span text:style-name="style10">.</text:span><text:span text:style-name="style11">x</text:span><text:span text:style-name="style10">+=</text:span><text:span text:style-name="style5">Real</text:span><text:span text:style-name="style10">( </text:span><text:span text:style-name="style11">x</text:span><text:span text:style-name="style10">-</text:span><text:span text:style-name="style11">mx </text:span><text:span text:style-name="style10">)/</text:span><text:span text:style-name="style4">16</text:span><text:span text:style-name="style10">; </text:span><text:span text:style-name="style5">break</text:span><text:span text:style-name="style10">;</text:span></text:h>
      <text:h text:style-name="Default"><text:s text:c="1"/>71<text:s text:c="2"/><text:s text:c="6"/><text:span text:style-name="style5">case </text:span><text:span text:style-name="style11">_MouseRight</text:span><text:span text:style-name="style10">: </text:span><text:span text:style-name="style11">look</text:span><text:span text:style-name="style10">.</text:span><text:span text:style-name="style11">x</text:span><text:span text:style-name="style10">-=( </text:span><text:span text:style-name="style11">x</text:span><text:span text:style-name="style10">-</text:span><text:span text:style-name="style11">mx </text:span><text:span text:style-name="style10">)*</text:span><text:span text:style-name="style11">Distance</text:span><text:span text:style-name="style10">/</text:span><text:span text:style-name="style11">Width</text:span><text:span text:style-name="style10">,<text:s text:c="12"/></text:span><text:span text:style-name="style2">// смещение</text:span></text:h>
      <text:h text:style-name="Default"><text:s text:c="1"/>72<text:s text:c="2"/><text:s text:c="24"/><text:span text:style-name="style11">look</text:span><text:span text:style-name="style10">.</text:span><text:span text:style-name="style11">y</text:span><text:span text:style-name="style10">-=( </text:span><text:span text:style-name="style11">y</text:span><text:span text:style-name="style10">-</text:span><text:span text:style-name="style11">my </text:span><text:span text:style-name="style10">)*</text:span><text:span text:style-name="style11">Distance</text:span><text:span text:style-name="style10">/</text:span><text:span text:style-name="style11">Width</text:span><text:span text:style-name="style10">;</text:span></text:h>
      <text:h text:style-name="Default"><text:s text:c="1"/>73<text:s text:c="2"/><text:s text:c="4"/><text:span text:style-name="style10">} </text:span><text:span text:style-name="style11">my</text:span><text:span text:style-name="style10">=</text:span><text:span text:style-name="style11">y</text:span><text:span text:style-name="style10">,</text:span><text:span text:style-name="style11">mx</text:span><text:span text:style-name="style10">=</text:span><text:span text:style-name="style11">x</text:span><text:span text:style-name="style10">;</text:span></text:h>
      <text:h text:style-name="Default"><text:s text:c="1"/>74<text:s text:c="2"/><text:s text:c="2"/><text:span text:style-name="style10">} </text:span><text:span text:style-name="style5">if</text:span><text:span text:style-name="style10">( </text:span><text:span text:style-name="style11">ret </text:span><text:span text:style-name="style10">)</text:span><text:span text:style-name="style5">return</text:span><text:span text:style-name="style10">( </text:span><text:span text:style-name="style11">Draw</text:span><text:span text:style-name="style10">() );</text:span></text:h>
      <text:h text:style-name="Default"><text:s text:c="1"/>75<text:s text:c="2"/><text:s text:c="2"/><text:span text:style-name="style5">return </text:span><text:span text:style-name="style11">Place</text:span><text:span text:style-name="style10">::</text:span><text:span text:style-name="style11">Mouse</text:span><text:span text:style-name="style10">( </text:span><text:span text:style-name="style11">button</text:span><text:span text:style-name="style10">,</text:span><text:span text:style-name="style11">x</text:span><text:span text:style-name="style10">,</text:span><text:span text:style-name="style11">y </text:span><text:span text:style-name="style10">);</text:span></text:h>
      <text:h text:style-name="Default"><text:s text:c="1"/>76<text:s text:c="2"/><text:span text:style-name="style10">}</text:span></text:h>
      <text:h text:style-name="Default"><text:s text:c="1"/>77<text:s text:c="2"/><text:span text:style-name="style5">bool </text:span><text:span text:style-name="style11">View</text:span><text:span text:style-name="style10">::</text:span><text:span text:style-name="style11">KeyBoard</text:span><text:span text:style-name="style10">( </text:span><text:span text:style-name="style5">byte </text:span><text:span text:style-name="style11">key </text:span><text:span text:style-name="style10">)<text:s text:c="3"/></text:span><text:span text:style-name="style2">// к спуску из внешних виртуальных транзакций</text:span></text:h>
      <text:h text:style-name="Default"><text:s text:c="1"/>78<text:s text:c="2"/><text:span text:style-name="style10">{ </text:span><text:span text:style-name="style5">static Real </text:span><text:span text:style-name="style11">Di</text:span><text:span text:style-name="style10">=</text:span><text:span text:style-name="style4">0</text:span><text:span text:style-name="style10">; </text:span><text:span text:style-name="style5">if</text:span><text:span text:style-name="style10">( !</text:span><text:span text:style-name="style11">Di </text:span><text:span text:style-name="style10">)</text:span><text:span text:style-name="style11">Di</text:span><text:span text:style-name="style10">=</text:span><text:span text:style-name="style11">Distance</text:span><text:span text:style-name="style10">;<text:s text:c="2"/></text:span><text:span text:style-name="style2">// запоминается из первого обращения</text:span></text:h>
      <text:h text:style-name="Default"><text:s text:c="1"/>79<text:s text:c="2"/><text:s text:c="9"/><text:span text:style-name="style5">Real </text:span><text:span text:style-name="style11">Ds</text:span><text:span text:style-name="style10">=</text:span><text:span text:style-name="style4">6</text:span><text:span text:style-name="style10">*</text:span><text:span text:style-name="style11">Distance</text:span><text:span text:style-name="style10">/</text:span><text:span text:style-name="style11">Width</text:span><text:span text:style-name="style10">;</text:span></text:h>
      <text:h text:style-name="Default"><text:s text:c="1"/>80<text:s text:c="2"/><text:s text:c="2"/><text:span text:style-name="style5">switch</text:span><text:span text:style-name="style10">( </text:span><text:span text:style-name="style11">key </text:span><text:span text:style-name="style10">)</text:span></text:h>
      <text:h text:style-name="Default"><text:s text:c="1"/>81<text:s text:c="2"/><text:s text:c="2"/><text:span text:style-name="style10">{ </text:span><text:span text:style-name="style5">case </text:span><text:span text:style-name="style11">_Left</text:span><text:span text:style-name="style10">: </text:span><text:span text:style-name="style5">if</text:span><text:span text:style-name="style10">( </text:span><text:span text:style-name="style11">ScanStatus</text:span><text:span text:style-name="style10">()&amp;</text:span><text:span text:style-name="style11">SHIFT </text:span><text:span text:style-name="style10">)</text:span><text:span text:style-name="style11">look</text:span><text:span text:style-name="style10">.</text:span><text:span text:style-name="style11">x</text:span><text:span text:style-name="style10">+=</text:span><text:span text:style-name="style11">Ds</text:span><text:span text:style-name="style10">; </text:span><text:span text:style-name="style5">else</text:span></text:h>
      <text:h text:style-name="Default"><text:s text:c="1"/>82<text:s text:c="2"/><text:s text:c="16"/><text:span text:style-name="style5">if</text:span><text:span text:style-name="style10">( </text:span><text:span text:style-name="style11">ScanStatus</text:span><text:span text:style-name="style10">()&amp;</text:span><text:span text:style-name="style11">CTRL<text:s text:c="2"/></text:span><text:span text:style-name="style10">)</text:span><text:span text:style-name="style11">eye</text:span><text:span text:style-name="style10">.</text:span><text:span text:style-name="style11">z</text:span><text:span text:style-name="style10">--;<text:s text:c="4"/></text:span><text:span text:style-name="style5">else </text:span><text:span text:style-name="style11">eye</text:span><text:span text:style-name="style10">.</text:span><text:span text:style-name="style11">x</text:span><text:span text:style-name="style10">--; </text:span><text:span text:style-name="style5">break</text:span><text:span text:style-name="style10">;</text:span></text:h>
      <text:h text:style-name="Default"><text:s text:c="1"/>83<text:s text:c="2"/><text:s text:c="4"/><text:span text:style-name="style5">case </text:span><text:span text:style-name="style11">_Right</text:span><text:span text:style-name="style10">:</text:span><text:span text:style-name="style5">if</text:span><text:span text:style-name="style10">( </text:span><text:span text:style-name="style11">ScanStatus</text:span><text:span text:style-name="style10">()&amp;</text:span><text:span text:style-name="style11">SHIFT </text:span><text:span text:style-name="style10">)</text:span><text:span text:style-name="style11">look</text:span><text:span text:style-name="style10">.</text:span><text:span text:style-name="style11">x</text:span><text:span text:style-name="style10">-=</text:span><text:span text:style-name="style11">Ds</text:span><text:span text:style-name="style10">; </text:span><text:span text:style-name="style5">else</text:span></text:h>
      <text:h text:style-name="Default"><text:s text:c="1"/>84<text:s text:c="2"/><text:s text:c="16"/><text:span text:style-name="style5">if</text:span><text:span text:style-name="style10">( </text:span><text:span text:style-name="style11">ScanStatus</text:span><text:span text:style-name="style10">()&amp;</text:span><text:span text:style-name="style11">CTRL<text:s text:c="2"/></text:span><text:span text:style-name="style10">)</text:span><text:span text:style-name="style11">eye</text:span><text:span text:style-name="style10">.</text:span><text:span text:style-name="style11">z</text:span><text:span text:style-name="style10">++;<text:s text:c="4"/></text:span><text:span text:style-name="style5">else </text:span><text:span text:style-name="style11">eye</text:span><text:span text:style-name="style10">.</text:span><text:span text:style-name="style11">x</text:span><text:span text:style-name="style10">++; </text:span><text:span text:style-name="style5">break</text:span><text:span text:style-name="style10">;</text:span></text:h>
      <text:h text:style-name="Default"><text:s text:c="1"/>85<text:s text:c="2"/><text:s text:c="4"/><text:span text:style-name="style5">case </text:span><text:span text:style-name="style11">_Up</text:span><text:span text:style-name="style10">:<text:s text:c="3"/></text:span><text:span text:style-name="style5">if</text:span><text:span text:style-name="style10">( </text:span><text:span text:style-name="style11">ScanStatus</text:span><text:span text:style-name="style10">()&amp;</text:span><text:span text:style-name="style11">CTRL<text:s text:c="2"/></text:span><text:span text:style-name="style10">)</text:span><text:span text:style-name="style11">Distance</text:span><text:span text:style-name="style10">*=</text:span><text:span text:style-name="style4">1.1</text:span><text:span text:style-name="style10">; </text:span><text:span text:style-name="style5">else</text:span></text:h>
      <text:h text:style-name="Default"><text:s text:c="1"/>86<text:s text:c="2"/><text:s text:c="16"/><text:span text:style-name="style5">if</text:span><text:span text:style-name="style10">( </text:span><text:span text:style-name="style11">ScanStatus</text:span><text:span text:style-name="style10">()&amp;</text:span><text:span text:style-name="style11">SHIFT </text:span><text:span text:style-name="style10">)</text:span><text:span text:style-name="style11">look</text:span><text:span text:style-name="style10">.</text:span><text:span text:style-name="style11">y</text:span><text:span text:style-name="style10">+=</text:span><text:span text:style-name="style11">Ds</text:span><text:span text:style-name="style10">; </text:span><text:span text:style-name="style5">else </text:span><text:span text:style-name="style11">eye</text:span><text:span text:style-name="style10">.</text:span><text:span text:style-name="style11">y</text:span><text:span text:style-name="style10">++; </text:span><text:span text:style-name="style5">break</text:span><text:span text:style-name="style10">;</text:span></text:h>
      <text:h text:style-name="Default"><text:s text:c="1"/>87<text:s text:c="2"/><text:s text:c="4"/><text:span text:style-name="style5">case </text:span><text:span text:style-name="style11">_Down</text:span><text:span text:style-name="style10">: </text:span><text:span text:style-name="style5">if</text:span><text:span text:style-name="style10">( </text:span><text:span text:style-name="style11">ScanStatus</text:span><text:span text:style-name="style10">()&amp;</text:span><text:span text:style-name="style11">CTRL<text:s text:c="2"/></text:span><text:span text:style-name="style10">)</text:span><text:span text:style-name="style11">Distance</text:span><text:span text:style-name="style10">/=</text:span><text:span text:style-name="style4">1.1</text:span><text:span text:style-name="style10">; </text:span><text:span text:style-name="style5">else</text:span></text:h>
      <text:h text:style-name="Default"><text:s text:c="1"/>88<text:s text:c="2"/><text:s text:c="16"/><text:span text:style-name="style5">if</text:span><text:span text:style-name="style10">( </text:span><text:span text:style-name="style11">ScanStatus</text:span><text:span text:style-name="style10">()&amp;</text:span><text:span text:style-name="style11">SHIFT </text:span><text:span text:style-name="style10">)</text:span><text:span text:style-name="style11">look</text:span><text:span text:style-name="style10">.</text:span><text:span text:style-name="style11">y</text:span><text:span text:style-name="style10">-=</text:span><text:span text:style-name="style11">Ds</text:span><text:span text:style-name="style10">; </text:span><text:span text:style-name="style5">else </text:span><text:span text:style-name="style11">eye</text:span><text:span text:style-name="style10">.</text:span><text:span text:style-name="style11">y</text:span><text:span text:style-name="style10">--; </text:span><text:span text:style-name="style5">break</text:span><text:span text:style-name="style10">;</text:span></text:h>
      <text:h text:style-name="Default"><text:s text:c="1"/>89<text:s text:c="2"/><text:s text:c="4"/><text:span text:style-name="style5">case </text:span><text:span text:style-name="style11">_Home</text:span><text:span text:style-name="style10">: </text:span><text:span text:style-name="style11">Distance</text:span><text:span text:style-name="style10">=</text:span><text:span text:style-name="style11">Di</text:span><text:span text:style-name="style10">,<text:s text:c="13"/></text:span><text:span text:style-name="style2">// ...от точки взгляда до места обзора</text:span></text:h>
      <text:h text:style-name="Default"><text:s text:c="1"/>90<text:s text:c="2"/><text:s text:c="12"/><text:span text:style-name="style11">eye</text:span><text:span text:style-name="style10">=(</text:span><text:span text:style-name="style5">Vector</text:span><text:span text:style-name="style10">){ -</text:span><text:span text:style-name="style4">130</text:span><text:span text:style-name="style10">,-</text:span><text:span text:style-name="style4">10</text:span><text:span text:style-name="style10">,</text:span><text:span text:style-name="style4">0 </text:span><text:span text:style-name="style10">},</text:span><text:span text:style-name="style11">look</text:span><text:span text:style-name="style10">=(</text:span><text:span text:style-name="style5">Vector</text:span><text:span text:style-name="style10">){ </text:span><text:span text:style-name="style4">0</text:span><text:span text:style-name="style10">,</text:span><text:span text:style-name="style4">0</text:span><text:span text:style-name="style10">,</text:span><text:span text:style-name="style4">30 </text:span><text:span text:style-name="style10">}; </text:span><text:span text:style-name="style5">break</text:span><text:span text:style-name="style10">;</text:span></text:h>
      <text:h text:style-name="Default"><text:s text:c="1"/>91<text:s text:c="2"/><text:s text:c="3"/><text:span text:style-name="style5">default</text:span><text:span text:style-name="style10">: </text:span><text:span text:style-name="style5">return </text:span><text:span text:style-name="style11">Window</text:span><text:span text:style-name="style10">::</text:span><text:span text:style-name="style11">KeyBoard</text:span><text:span text:style-name="style10">(</text:span><text:span text:style-name="style11">key</text:span><text:span text:style-name="style10">);</text:span><text:span text:style-name="style2">// передача в цикл ожидания клавиатуры</text:span></text:h>
      <text:h text:style-name="Default"><text:s text:c="1"/>92<text:s text:c="2"/><text:s text:c="2"/><text:span text:style-name="style10">} </text:span><text:span text:style-name="style11">Draw</text:span><text:span text:style-name="style10">(); </text:span><text:span text:style-name="style5">return true</text:span><text:span text:style-name="style10">;<text:s text:c="17"/></text:span><text:span text:style-name="style2">// либо - запрос от клавиатуры погашен</text:span></text:h>
      <text:h text:style-name="Default"><text:s text:c="1"/>93<text:s text:c="2"/><text:span text:style-name="style10">}</text:span></text:h>
      <text:h text:style-name="Default"><text:s text:c="1"/>94<text:s text:c="2"/><text:span text:style-name="style2">// Настройка начальной раскраски и освещенности графического пространства/сцены</text:span></text:h>
      <text:h text:style-name="Default"><text:s text:c="1"/>95<text:s text:c="2"/><text:span text:style-name="style2">//<text:s text:c="14"/>... здесь необходима предварительная установка контекста OpenGL</text:span><text:span text:style-name="style5">void </text:span><text:span text:style-name="style11">View_initial</text:span><text:span text:style-name="style10">(){<text:s text:c="2"/></text:span><text:span text:style-name="style11">glClearColor</text:span><text:span text:style-name="style10">( </text:span><text:span text:style-name="style4">0.9</text:span><text:span text:style-name="style10">,</text:span><text:span text:style-name="style4">0.95</text:span><text:span text:style-name="style10">,</text:span><text:span text:style-name="style4">0.99</text:span><text:span text:style-name="style10">,</text:span><text:span text:style-name="style4">1 </text:span><text:span text:style-name="style10">);<text:s text:c="3"/></text:span><text:span text:style-name="style2">// светлый оттенок экранного фона и затем<text:s text:c="3"/></text:span><text:span text:style-name="style11">glClear</text:span><text:span text:style-name="style10">( </text:span><text:span text:style-name="style11">GL_COLOR_BUFFER_BIT</text:span><text:span text:style-name="style10">|</text:span><text:span text:style-name="style11">GL_DEPTH_BUFFER_BIT </text:span><text:span text:style-name="style10">); </text:span><text:span text:style-name="style2">// полная расчистка окна//<text:s text:c="8"/>| GL_ACCUM_BUFFER_BIT|GL_STENCIL_BUFFER_BIT );</text:span></text:h>
      <text:h text:style-name="Default"><text:s text:c="1"/>96<text:s text:c="2"/><text:span text:style-name="style2">//+glFrontFace( GL_CCW );<text:s text:c="14"/>// CW грани с обходом по часовой стрелке</text:span></text:h>
      <text:h text:style-name="Default"><text:s text:c="1"/>97<text:s text:c="2"/><text:span text:style-name="style2">//+glCullFace ( GL_BACK );<text:s text:c="13"/>// FRONT_AND_BACK какие отбираются грани</text:span></text:h>
      <text:h text:style-name="Default"><text:s text:c="1"/>98<text:s text:c="2"/><text:span text:style-name="style2">//+glEnable<text:s text:c="3"/>( GL_CULL_FACE );<text:s text:c="8"/>// включение режима отбора треугольников<text:s text:c="3"/></text:span><text:span text:style-name="style11">glPointSize</text:span><text:span text:style-name="style10">( </text:span><text:span text:style-name="style4">1.0 </text:span><text:span text:style-name="style10">);<text:s text:c="3"/></text:span><text:span text:style-name="style11">glHint<text:s text:c="5"/></text:span><text:span text:style-name="style10">( </text:span><text:span text:style-name="style11">GL_POINT_SMOOTH_HINT</text:span><text:span text:style-name="style10">,</text:span><text:span text:style-name="style11">GL_NICEST </text:span><text:span text:style-name="style10">);<text:s text:c="3"/></text:span><text:span text:style-name="style11">glEnable<text:s text:c="3"/></text:span><text:span text:style-name="style10">( </text:span><text:span text:style-name="style11">GL_POINT_SMOOTH </text:span><text:span text:style-name="style10">);<text:s text:c="3"/></text:span><text:span text:style-name="style11">glLineWidth</text:span><text:span text:style-name="style10">( </text:span><text:span text:style-name="style4">1.0 </text:span><text:span text:style-name="style10">);</text:span></text:h>
      <text:h text:style-name="Default"><text:s text:c="1"/>99<text:s text:c="2"/><text:s text:c="3"/><text:span text:style-name="style11">glHint<text:s text:c="5"/></text:span><text:span text:style-name="style10">( </text:span><text:span text:style-name="style11">GL_LINE_SMOOTH_HINT</text:span><text:span text:style-name="style10">,</text:span><text:span text:style-name="style11">GL_NICEST </text:span><text:span text:style-name="style10">);<text:s text:c="3"/></text:span><text:span text:style-name="style11">glEnable<text:s text:c="3"/></text:span><text:span text:style-name="style10">( </text:span><text:span text:style-name="style11">GL_LINE_SMOOTH </text:span><text:span text:style-name="style10">);<text:s text:c="5"/></text:span><text:span text:style-name="style2">// сглаживание линий<text:s text:c="3"/></text:span><text:span text:style-name="style11">glPolygonMode</text:span><text:span text:style-name="style10">( </text:span><text:span text:style-name="style11">GL_FRONT</text:span><text:span text:style-name="style10">,</text:span><text:span text:style-name="style11">GL_FILL </text:span><text:span text:style-name="style10">);</text:span></text:h>
      <text:h text:style-name="Default">100<text:s text:c="2"/><text:s text:c="3"/><text:span text:style-name="style11">glPolygonMode</text:span><text:span text:style-name="style10">( </text:span><text:span text:style-name="style11">GL_BACK</text:span><text:span text:style-name="style10">,</text:span><text:span text:style-name="style11">GL_LINE </text:span><text:span text:style-name="style10">); </text:span><text:span text:style-name="style2">//POINT );</text:span></text:h>
      <text:h text:style-name="Default">101<text:s text:c="2"/><text:s text:c="3"/><text:span text:style-name="style11">glShadeModel</text:span><text:span text:style-name="style10">( </text:span><text:span text:style-name="style11">GL_SMOOTH </text:span><text:span text:style-name="style10">);<text:s text:c="7"/></text:span><text:span text:style-name="style2">// FLAT закраска с использованием полутонов</text:span></text:h>
      <text:h text:style-name="Default">102<text:s text:c="2"/><text:s text:c="3"/><text:span text:style-name="style11">glHint<text:s text:c="5"/></text:span><text:span text:style-name="style10">( </text:span><text:span text:style-name="style11">GL_POLYGON_SMOOTH_HINT</text:span><text:span text:style-name="style10">,</text:span><text:span text:style-name="style11">GL_NICEST </text:span><text:span text:style-name="style10">);<text:s text:c="3"/></text:span><text:span text:style-name="style11">glEnable<text:s text:c="3"/></text:span><text:span text:style-name="style10">( </text:span><text:span text:style-name="style11">GL_POLYGON_SMOOTH</text:span><text:span text:style-name="style10">); </text:span><text:span text:style-name="style2">// Really Nice Perspective Calculations<text:s text:c="3"/></text:span><text:span text:style-name="style11">glHint<text:s text:c="5"/></text:span><text:span text:style-name="style10">( </text:span><text:span text:style-name="style11">GL_PERSPECTIVE_CORRECTION_HINT</text:span><text:span text:style-name="style10">,</text:span><text:span text:style-name="style11">GL_NICEST </text:span><text:span text:style-name="style10">);<text:s text:c="3"/></text:span><text:span text:style-name="style11">glBlendFunc</text:span><text:span text:style-name="style10">( </text:span><text:span text:style-name="style11">GL_SRC_ALPHA</text:span><text:span text:style-name="style10">,</text:span><text:span text:style-name="style11">GL_ONE_MINUS_SRC_ALPHA </text:span><text:span text:style-name="style10">);</text:span></text:h>
      <text:h text:style-name="Default">103<text:s text:c="2"/><text:s text:c="3"/><text:span text:style-name="style11">glAlphaFunc</text:span><text:span text:style-name="style10">( </text:span><text:span text:style-name="style11">GL_ALWAYS</text:span><text:span text:style-name="style10">,</text:span><text:span text:style-name="style4">0 </text:span><text:span text:style-name="style10">);</text:span></text:h>
      <text:h text:style-name="Default">104<text:s text:c="2"/><text:s text:c="3"/><text:span text:style-name="style11">glEnable</text:span><text:span text:style-name="style10">( </text:span><text:span text:style-name="style11">GL_DITHER </text:span><text:span text:style-name="style10">);<text:s text:c="15"/></text:span><text:span text:style-name="style2">// Предопределение графической среды</text:span></text:h>
      <text:h text:style-name="Default">105<text:s text:c="2"/><text:s text:c="3"/><text:span text:style-name="style11">glEnable</text:span><text:span text:style-name="style10">( </text:span><text:span text:style-name="style11">GL_ALPHA_TEST </text:span><text:span text:style-name="style10">);</text:span></text:h>
      <text:h text:style-name="Default">106<text:s text:c="2"/><text:s text:c="3"/><text:span text:style-name="style11">glEnable</text:span><text:span text:style-name="style10">( </text:span><text:span text:style-name="style11">GL_BLEND </text:span><text:span text:style-name="style10">);</text:span></text:h>
      <text:h text:style-name="Default">107<text:s text:c="2"/><text:s text:c="3"/><text:span text:style-name="style11">glFogi</text:span><text:span text:style-name="style10">( </text:span><text:span text:style-name="style11">GL_FOG_MODE</text:span><text:span text:style-name="style10">,</text:span><text:span text:style-name="style11">GL_EXP2 </text:span><text:span text:style-name="style10">);<text:s text:c="3"/></text:span><text:span text:style-name="style11">glFogf</text:span><text:span text:style-name="style10">( </text:span><text:span text:style-name="style11">GL_FOG_DENSITY</text:span><text:span text:style-name="style10">,</text:span><text:span text:style-name="style4">0.0016 </text:span><text:span text:style-name="style10">);</text:span><text:span text:style-name="style2">// glFogf( GL_FOG_START,-Distance );// glFogf( GL_FOG_END,Distance );<text:s text:c="3"/></text:span><text:span text:style-name="style11">glHint</text:span><text:span text:style-name="style10">( </text:span><text:span text:style-name="style11">GL_FOG_HINT</text:span><text:span text:style-name="style10">,</text:span><text:span text:style-name="style11">GL_NICEST </text:span><text:span text:style-name="style10">);<text:s text:c="3"/></text:span><text:span text:style-name="style11">glEnable</text:span><text:span text:style-name="style10">( </text:span><text:span text:style-name="style11">GL_FOG </text:span><text:span text:style-name="style10">);</text:span><text:span text:style-name="style2">// glEnable( GL_STENCIL_TEST );</text:span><text:span text:style-name="style9">#if 1<text:s text:c="3"/></text:span><text:span text:style-name="style11">glLightModelfv</text:span><text:span text:style-name="style10">( </text:span><text:span text:style-name="style11">GL_LIGHT_MODEL_AMBIENT</text:span><text:span text:style-name="style10">,(</text:span><text:span text:style-name="style5">const float</text:span><text:span text:style-name="style10">[]){ </text:span><text:span text:style-name="style4">0.5</text:span><text:span text:style-name="style10">,</text:span><text:span text:style-name="style4">0.7</text:span><text:span text:style-name="style10">,</text:span><text:span text:style-name="style4">0.6</text:span><text:span text:style-name="style10">,</text:span><text:span text:style-name="style4">0.75 </text:span><text:span text:style-name="style10">} );</text:span></text:h>
      <text:h text:style-name="Default">108<text:s text:c="2"/><text:span text:style-name="style2">// glLightModeli( GL_LIGHT_MODEL_COLOR_CONTROL,GL_SEPARATE_SPECULAR_COLOR );</text:span></text:h>
      <text:h text:style-name="Default">109<text:s text:c="2"/><text:s text:c="3"/><text:span text:style-name="style11">glLightModeli</text:span><text:span text:style-name="style10">( </text:span><text:span text:style-name="style11">GL_LIGHT_MODEL_LOCAL_VIEWER</text:span><text:span text:style-name="style10">,</text:span><text:span text:style-name="style5">true </text:span><text:span text:style-name="style10">);</text:span></text:h>
      <text:h text:style-name="Default">110<text:s text:c="2"/><text:s text:c="3"/><text:span text:style-name="style11">glLightModeli</text:span><text:span text:style-name="style10">( </text:span><text:span text:style-name="style11">GL_LIGHT_MODEL_TWO_SIDE</text:span><text:span text:style-name="style10">,</text:span><text:span text:style-name="style5">true </text:span><text:span text:style-name="style10">);</text:span></text:h>
      <text:h text:style-name="Default">111<text:s text:c="2"/><text:s text:c="3"/><text:span text:style-name="style11">glMaterialfv</text:span><text:span text:style-name="style10">( </text:span><text:span text:style-name="style11">GL_FRONT_AND_BACK</text:span><text:span text:style-name="style10">,</text:span><text:span text:style-name="style11">GL_AMBIENT</text:span><text:span text:style-name="style10">, (</text:span><text:span text:style-name="style5">const float</text:span><text:span text:style-name="style10">[]){</text:span><text:span text:style-name="style4">.2</text:span><text:span text:style-name="style10">,</text:span><text:span text:style-name="style4">.2</text:span><text:span text:style-name="style10">,</text:span><text:span text:style-name="style4">.2</text:span><text:span text:style-name="style10">,</text:span><text:span text:style-name="style4">1.</text:span><text:span text:style-name="style10">} );</text:span></text:h>
      <text:h text:style-name="Default">112<text:s text:c="2"/><text:s text:c="3"/><text:span text:style-name="style11">glMaterialfv</text:span><text:span text:style-name="style10">( </text:span><text:span text:style-name="style11">GL_FRONT_AND_BACK</text:span><text:span text:style-name="style10">,</text:span><text:span text:style-name="style11">GL_DIFFUSE</text:span><text:span text:style-name="style10">, (</text:span><text:span text:style-name="style5">const float</text:span><text:span text:style-name="style10">[]){</text:span><text:span text:style-name="style4">.8</text:span><text:span text:style-name="style10">,</text:span><text:span text:style-name="style4">.8</text:span><text:span text:style-name="style10">,</text:span><text:span text:style-name="style4">.8</text:span><text:span text:style-name="style10">,</text:span><text:span text:style-name="style4">1.</text:span><text:span text:style-name="style10">} );</text:span></text:h>
      <text:h text:style-name="Default">113<text:s text:c="2"/><text:s text:c="3"/><text:span text:style-name="style11">glMaterialfv</text:span><text:span text:style-name="style10">( </text:span><text:span text:style-name="style11">GL_FRONT_AND_BACK</text:span><text:span text:style-name="style10">,</text:span><text:span text:style-name="style11">GL_SPECULAR</text:span><text:span text:style-name="style10">,(</text:span><text:span text:style-name="style5">const float</text:span><text:span text:style-name="style10">[]){</text:span><text:span text:style-name="style4">.5</text:span><text:span text:style-name="style10">,</text:span><text:span text:style-name="style4">.5</text:span><text:span text:style-name="style10">,</text:span><text:span text:style-name="style4">.5</text:span><text:span text:style-name="style10">,</text:span><text:span text:style-name="style4">.5</text:span><text:span text:style-name="style10">} );</text:span></text:h>
      <text:h text:style-name="Default">114<text:s text:c="2"/><text:s text:c="3"/><text:span text:style-name="style11">glMaterialfv</text:span><text:span text:style-name="style10">( </text:span><text:span text:style-name="style11">GL_FRONT_AND_BACK</text:span><text:span text:style-name="style10">,</text:span><text:span text:style-name="style11">GL_EMISSION</text:span><text:span text:style-name="style10">,(</text:span><text:span text:style-name="style5">const float</text:span><text:span text:style-name="style10">[]){</text:span><text:span text:style-name="style4">.1</text:span><text:span text:style-name="style10">,</text:span><text:span text:style-name="style4">.1</text:span><text:span text:style-name="style10">,</text:span><text:span text:style-name="style4">.1</text:span><text:span text:style-name="style10">,</text:span><text:span text:style-name="style4">.1</text:span><text:span text:style-name="style10">} );</text:span></text:h>
      <text:h text:style-name="Default">115<text:s text:c="2"/><text:s text:c="3"/><text:span text:style-name="style11">glMateriali</text:span><text:span text:style-name="style10">( </text:span><text:span text:style-name="style11">GL_FRONT_AND_BACK</text:span><text:span text:style-name="style10">,</text:span><text:span text:style-name="style11">GL_SHININESS</text:span><text:span text:style-name="style10">,</text:span><text:span text:style-name="style4">127 </text:span><text:span text:style-name="style10">); </text:span><text:span text:style-name="style2">// степень отсветки</text:span></text:h>
      <text:h text:style-name="Default">116<text:s text:c="2"/><text:s text:c="3"/><text:span text:style-name="style11">glLightfv</text:span><text:span text:style-name="style10">( </text:span><text:span text:style-name="style11">GL_LIGHT0</text:span><text:span text:style-name="style10">,</text:span><text:span text:style-name="style11">GL_AMBIENT</text:span><text:span text:style-name="style10">, (</text:span><text:span text:style-name="style5">const float</text:span><text:span text:style-name="style10">[]){</text:span><text:span text:style-name="style4">.1</text:span><text:span text:style-name="style10">,</text:span><text:span text:style-name="style4">.3</text:span><text:span text:style-name="style10">,</text:span><text:span text:style-name="style4">.2</text:span><text:span text:style-name="style10">,</text:span><text:span text:style-name="style4">.6</text:span><text:span text:style-name="style10">}); </text:span><text:span text:style-name="style2">// окружение</text:span></text:h>
      <text:h text:style-name="Default">117<text:s text:c="2"/><text:s text:c="3"/><text:span text:style-name="style11">glLightfv</text:span><text:span text:style-name="style10">( </text:span><text:span text:style-name="style11">GL_LIGHT0</text:span><text:span text:style-name="style10">,</text:span><text:span text:style-name="style11">GL_DIFFUSE</text:span><text:span text:style-name="style10">, (</text:span><text:span text:style-name="style5">const float</text:span><text:span text:style-name="style10">[]){</text:span><text:span text:style-name="style4">.6</text:span><text:span text:style-name="style10">,</text:span><text:span text:style-name="style4">.8</text:span><text:span text:style-name="style10">, </text:span><text:span text:style-name="style4">1</text:span><text:span text:style-name="style10">, </text:span><text:span text:style-name="style4">1</text:span><text:span text:style-name="style10">}); </text:span><text:span text:style-name="style2">// рассеяние</text:span></text:h>
      <text:h text:style-name="Default">118<text:s text:c="2"/><text:s text:c="3"/><text:span text:style-name="style11">glLightfv</text:span><text:span text:style-name="style10">( </text:span><text:span text:style-name="style11">GL_LIGHT0</text:span><text:span text:style-name="style10">,</text:span><text:span text:style-name="style11">GL_SPECULAR</text:span><text:span text:style-name="style10">,(</text:span><text:span text:style-name="style5">const float</text:span><text:span text:style-name="style10">[]){</text:span><text:span text:style-name="style4">.8</text:span><text:span text:style-name="style10">,</text:span><text:span text:style-name="style4">.9</text:span><text:span text:style-name="style10">, </text:span><text:span text:style-name="style4">1</text:span><text:span text:style-name="style10">, </text:span><text:span text:style-name="style4">1</text:span><text:span text:style-name="style10">}); </text:span><text:span text:style-name="style2">// отражение</text:span></text:h>
      <text:h text:style-name="Default">119<text:s text:c="2"/><text:s text:c="3"/><text:span text:style-name="style11">glLightfv</text:span><text:span text:style-name="style10">( </text:span><text:span text:style-name="style11">GL_LIGHT0</text:span><text:span text:style-name="style10">,</text:span><text:span text:style-name="style11">GL_EMISSION</text:span><text:span text:style-name="style10">,(</text:span><text:span text:style-name="style5">const float</text:span><text:span text:style-name="style10">[]){</text:span><text:span text:style-name="style4">.6</text:span><text:span text:style-name="style10">,</text:span><text:span text:style-name="style4">.6</text:span><text:span text:style-name="style10">,</text:span><text:span text:style-name="style4">.6</text:span><text:span text:style-name="style10">, </text:span><text:span text:style-name="style4">1</text:span><text:span text:style-name="style10">}); </text:span><text:span text:style-name="style2">// излучение</text:span></text:h>
      <text:h text:style-name="Default">120<text:s text:c="2"/><text:s text:c="3"/><text:span text:style-name="style11">glLightfv</text:span><text:span text:style-name="style10">( </text:span><text:span text:style-name="style11">GL_LIGHT0</text:span><text:span text:style-name="style10">,</text:span><text:span text:style-name="style11">GL_POSITION</text:span><text:span text:style-name="style10">,(</text:span><text:span text:style-name="style5">const float</text:span><text:span text:style-name="style10">[]){-</text:span><text:span text:style-name="style4">2000</text:span><text:span text:style-name="style10">,</text:span><text:span text:style-name="style4">20</text:span><text:span text:style-name="style10">,-</text:span><text:span text:style-name="style4">100</text:span><text:span text:style-name="style10">,</text:span><text:span text:style-name="style4">1</text:span><text:span text:style-name="style10">});</text:span></text:h>
      <text:h text:style-name="Default">121<text:s text:c="2"/><text:s text:c="3"/><text:span text:style-name="style11">glLightfv</text:span><text:span text:style-name="style10">( </text:span><text:span text:style-name="style11">GL_LIGHT1</text:span><text:span text:style-name="style10">,</text:span><text:span text:style-name="style11">GL_AMBIENT</text:span><text:span text:style-name="style10">, (</text:span><text:span text:style-name="style5">const float</text:span><text:span text:style-name="style10">[]){</text:span><text:span text:style-name="style4">.1</text:span><text:span text:style-name="style10">,</text:span><text:span text:style-name="style4">.2</text:span><text:span text:style-name="style10">,</text:span><text:span text:style-name="style4">.3</text:span><text:span text:style-name="style10">,</text:span><text:span text:style-name="style4">.8</text:span><text:span text:style-name="style10">}); </text:span><text:span text:style-name="style2">// окружение</text:span></text:h>
      <text:h text:style-name="Default">122<text:s text:c="2"/><text:s text:c="3"/><text:span text:style-name="style11">glLightfv</text:span><text:span text:style-name="style10">( </text:span><text:span text:style-name="style11">GL_LIGHT1</text:span><text:span text:style-name="style10">,</text:span><text:span text:style-name="style11">GL_DIFFUSE</text:span><text:span text:style-name="style10">, (</text:span><text:span text:style-name="style5">const float</text:span><text:span text:style-name="style10">[]){</text:span><text:span text:style-name="style4">.8</text:span><text:span text:style-name="style10">, </text:span><text:span text:style-name="style4">1</text:span><text:span text:style-name="style10">, </text:span><text:span text:style-name="style4">1</text:span><text:span text:style-name="style10">, </text:span><text:span text:style-name="style4">1</text:span><text:span text:style-name="style10">}); </text:span><text:span text:style-name="style2">// рассеяние</text:span></text:h>
      <text:h text:style-name="Default">123<text:s text:c="2"/><text:s text:c="3"/><text:span text:style-name="style11">glLightfv</text:span><text:span text:style-name="style10">( </text:span><text:span text:style-name="style11">GL_LIGHT1</text:span><text:span text:style-name="style10">,</text:span><text:span text:style-name="style11">GL_SPECULAR</text:span><text:span text:style-name="style10">,(</text:span><text:span text:style-name="style5">const float</text:span><text:span text:style-name="style10">[]){</text:span><text:span text:style-name="style4">.6</text:span><text:span text:style-name="style10">,</text:span><text:span text:style-name="style4">.8</text:span><text:span text:style-name="style10">,</text:span><text:span text:style-name="style4">.9</text:span><text:span text:style-name="style10">, </text:span><text:span text:style-name="style4">1</text:span><text:span text:style-name="style10">}); </text:span><text:span text:style-name="style2">// отражение</text:span></text:h>
      <text:h text:style-name="Default">124<text:s text:c="2"/><text:s text:c="3"/><text:span text:style-name="style11">glLightfv</text:span><text:span text:style-name="style10">( </text:span><text:span text:style-name="style11">GL_LIGHT1</text:span><text:span text:style-name="style10">,</text:span><text:span text:style-name="style11">GL_EMISSION</text:span><text:span text:style-name="style10">,(</text:span><text:span text:style-name="style5">const float</text:span><text:span text:style-name="style10">[]){</text:span><text:span text:style-name="style4">.6</text:span><text:span text:style-name="style10">,</text:span><text:span text:style-name="style4">.6</text:span><text:span text:style-name="style10">,</text:span><text:span text:style-name="style4">.6</text:span><text:span text:style-name="style10">, </text:span><text:span text:style-name="style4">1</text:span><text:span text:style-name="style10">}); </text:span><text:span text:style-name="style2">// излучение</text:span></text:h>
      <text:h text:style-name="Default">125<text:s text:c="2"/><text:s text:c="3"/><text:span text:style-name="style11">glLightfv</text:span><text:span text:style-name="style10">( </text:span><text:span text:style-name="style11">GL_LIGHT1</text:span><text:span text:style-name="style10">,</text:span><text:span text:style-name="style11">GL_POSITION</text:span><text:span text:style-name="style10">,(</text:span><text:span text:style-name="style5">const float</text:span><text:span text:style-name="style10">[]){</text:span><text:span text:style-name="style4">2000</text:span><text:span text:style-name="style10">,</text:span><text:span text:style-name="style4">100</text:span><text:span text:style-name="style10">,</text:span><text:span text:style-name="style4">10</text:span><text:span text:style-name="style10">,</text:span><text:span text:style-name="style4">1</text:span><text:span text:style-name="style10">});</text:span></text:h>
      <text:h text:style-name="Default">126<text:s text:c="2"/><text:span text:style-name="style9">#endif<text:s text:c="3"/></text:span><text:span text:style-name="style11">glColorMaterial</text:span><text:span text:style-name="style10">( </text:span><text:span text:style-name="style11">GL_FRONT_AND_BACK</text:span><text:span text:style-name="style10">,</text:span><text:span text:style-name="style11">GL_AMBIENT_AND_DIFFUSE </text:span><text:span text:style-name="style10">);</text:span></text:h>
      <text:h text:style-name="Default">127<text:s text:c="2"/><text:s text:c="3"/><text:span text:style-name="style11">glEnable</text:span><text:span text:style-name="style10">( </text:span><text:span text:style-name="style11">GL_COLOR_MATERIAL </text:span><text:span text:style-name="style10">);</text:span></text:h>
      <text:h text:style-name="Default">128<text:s text:c="2"/><text:s text:c="3"/><text:span text:style-name="style11">glEnable</text:span><text:span text:style-name="style10">( </text:span><text:span text:style-name="style11">GL_LIGHTING </text:span><text:span text:style-name="style10">);</text:span></text:h>
      <text:h text:style-name="Default">129<text:s text:c="2"/><text:s text:c="3"/><text:span text:style-name="style11">glEnable</text:span><text:span text:style-name="style10">( </text:span><text:span text:style-name="style11">GL_LIGHT0 </text:span><text:span text:style-name="style10">);</text:span></text:h>
      <text:h text:style-name="Default">130<text:s text:c="2"/><text:s text:c="3"/><text:span text:style-name="style11">glEnable</text:span><text:span text:style-name="style10">( </text:span><text:span text:style-name="style11">GL_LIGHT1 </text:span><text:span text:style-name="style10">);</text:span></text:h>
      <text:h text:style-name="Default">131<text:s text:c="2"/><text:s text:c="3"/><text:span text:style-name="style11">glDepthRange</text:span><text:span text:style-name="style10">( </text:span><text:span text:style-name="style4">1</text:span><text:span text:style-name="style10">,-</text:span><text:span text:style-name="style4">1 </text:span><text:span text:style-name="style10">);<text:s text:c="13"/></text:span><text:span text:style-name="style2">// ( 0,1 )</text:span></text:h>
      <text:h text:style-name="Default">132<text:s text:c="2"/><text:s text:c="3"/><text:span text:style-name="style11">glDepthMask</text:span><text:span text:style-name="style10">( </text:span><text:span text:style-name="style11">GL_TRUE </text:span><text:span text:style-name="style10">);<text:s text:c="3"/></text:span><text:span text:style-name="style11">glClearDepth</text:span><text:span text:style-name="style10">( </text:span><text:span text:style-name="style4">2000.0 </text:span><text:span text:style-name="style10">);<text:s text:c="11"/></text:span><text:span text:style-name="style2">// Enables Clearing Of The Depth Buffer</text:span></text:h>
      <text:h text:style-name="Default">133<text:s text:c="2"/><text:s text:c="3"/><text:span text:style-name="style11">glDepthFunc</text:span><text:span text:style-name="style10">( </text:span><text:span text:style-name="style11">GL_LEQUAL </text:span><text:span text:style-name="style10">);<text:s text:c="9"/></text:span><text:span text:style-name="style2">// LESS ALWAYS взаимное накрытие объектов</text:span></text:h>
      <text:h text:style-name="Default">134<text:s text:c="2"/><text:s text:c="3"/><text:span text:style-name="style11">glEnable</text:span><text:span text:style-name="style10">( </text:span><text:span text:style-name="style11">GL_DEPTH_TEST </text:span><text:span text:style-name="style10">);<text:s text:c="8"/></text:span><text:span text:style-name="style2">// растровая разборка отсечений по глубине</text:span></text:h>
      <text:h text:style-name="Default">135<text:s text:c="2"/><text:s text:c="3"/><text:span text:style-name="style11">glEnable</text:span><text:span text:style-name="style10">( </text:span><text:span text:style-name="style11">GL_AUTO_NORMAL </text:span><text:span text:style-name="style10">);<text:s text:c="3"/></text:span><text:span text:style-name="style11">glEnable</text:span><text:span text:style-name="style10">( </text:span><text:span text:style-name="style11">GL_NORMALIZE </text:span><text:span text:style-name="style10">);<text:s text:c="3"/></text:span><text:span text:style-name="style5">if</text:span><text:span text:style-name="style10">( !</text:span><text:span text:style-name="style11">SeaColor</text:span><text:span text:style-name="style10">[</text:span><text:span text:style-name="style11">black</text:span><text:span text:style-name="style10">+</text:span><text:span text:style-name="style4">1</text:span><text:span text:style-name="style10">].</text:span><text:span text:style-name="style11">u </text:span><text:span text:style-name="style10">){ </text:span><text:span text:style-name="style5">for</text:span><text:span text:style-name="style10">( </text:span><text:span text:style-name="style5">int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4">256</text:span><text:span text:style-name="style10">; </text:span><text:span text:style-name="style11">i</text:span><text:span text:style-name="style10">++ )<text:s text:c="5"/></text:span><text:span text:style-name="style11">SeaColor</text:span><text:span text:style-name="style10">[</text:span><text:span text:style-name="style4">1</text:span><text:span text:style-name="style10">+</text:span><text:span text:style-name="style11">black</text:span><text:span text:style-name="style10">+</text:span><text:span text:style-name="style11">i</text:span><text:span text:style-name="style10">].</text:span><text:span text:style-name="style11">c</text:span><text:span text:style-name="style10">[</text:span><text:span text:style-name="style4">0</text:span><text:span text:style-name="style10">]=</text:span><text:span text:style-name="style5">byte</text:span><text:span text:style-name="style10">(<text:s text:c="3"/></text:span><text:span text:style-name="style11">pow</text:span><text:span text:style-name="style10">(</text:span><text:span text:style-name="style5">Real</text:span><text:span text:style-name="style10">(</text:span><text:span text:style-name="style11">i</text:span><text:span text:style-name="style10">)/</text:span><text:span text:style-name="style4">255</text:span><text:span text:style-name="style10">,</text:span><text:span text:style-name="style4">4</text:span><text:span text:style-name="style10">)*</text:span><text:span text:style-name="style4">180</text:span><text:span text:style-name="style10">), </text:span><text:span text:style-name="style2">// red<text:s text:c="3"/>красный<text:s text:c="5"/></text:span><text:span text:style-name="style11">SeaColor</text:span><text:span text:style-name="style10">[</text:span><text:span text:style-name="style4">1</text:span><text:span text:style-name="style10">+</text:span><text:span text:style-name="style11">black</text:span><text:span text:style-name="style10">+</text:span><text:span text:style-name="style11">i</text:span><text:span text:style-name="style10">].</text:span><text:span text:style-name="style11">c</text:span><text:span text:style-name="style10">[</text:span><text:span text:style-name="style4">1</text:span><text:span text:style-name="style10">]=</text:span><text:span text:style-name="style5">byte</text:span><text:span text:style-name="style10">(</text:span><text:span text:style-name="style4">48</text:span><text:span text:style-name="style10">+</text:span><text:span text:style-name="style11">pow</text:span><text:span text:style-name="style10">(</text:span><text:span text:style-name="style5">Real</text:span><text:span text:style-name="style10">(</text:span><text:span text:style-name="style11">i</text:span><text:span text:style-name="style10">)/</text:span><text:span text:style-name="style4">255</text:span><text:span text:style-name="style10">,</text:span><text:span text:style-name="style4">2</text:span><text:span text:style-name="style10">)*</text:span><text:span text:style-name="style4">162</text:span><text:span text:style-name="style10">), </text:span><text:span text:style-name="style2">// green зеленый<text:s text:c="5"/></text:span><text:span text:style-name="style11">SeaColor</text:span><text:span text:style-name="style10">[</text:span><text:span text:style-name="style4">1</text:span><text:span text:style-name="style10">+</text:span><text:span text:style-name="style11">black</text:span><text:span text:style-name="style10">+</text:span><text:span text:style-name="style11">i</text:span><text:span text:style-name="style10">].</text:span><text:span text:style-name="style11">c</text:span><text:span text:style-name="style10">[</text:span><text:span text:style-name="style4">2</text:span><text:span text:style-name="style10">]=</text:span><text:span text:style-name="style5">byte</text:span><text:span text:style-name="style10">(</text:span><text:span text:style-name="style4">96</text:span><text:span text:style-name="style10">+</text:span><text:span text:style-name="style11">pow</text:span><text:span text:style-name="style10">(</text:span><text:span text:style-name="style5">Real</text:span><text:span text:style-name="style10">(</text:span><text:span text:style-name="style11">i</text:span><text:span text:style-name="style10">)/</text:span><text:span text:style-name="style4">255</text:span><text:span text:style-name="style10">,</text:span><text:span text:style-name="style4">3</text:span><text:span text:style-name="style10">)*</text:span><text:span text:style-name="style4">94 </text:span><text:span text:style-name="style10">); </text:span><text:span text:style-name="style2">// blue<text:s text:c="2"/>синий<text:s text:c="3"/></text:span><text:span text:style-name="style5">for</text:span><text:span text:style-name="style10">( </text:span><text:span text:style-name="style5">int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black</text:span><text:span text:style-name="style10">+</text:span><text:span text:style-name="style4">256</text:span><text:span text:style-name="style10">; </text:span><text:span text:style-name="style11">i</text:span><text:span text:style-name="style10">++ )</text:span><text:span text:style-name="style11">SeaColor</text:span><text:span text:style-name="style10">[</text:span><text:span text:style-name="style11">i</text:span><text:span text:style-name="style10">].</text:span><text:span text:style-name="style11">c</text:span><text:span text:style-name="style10">[</text:span><text:span text:style-name="style4">3</text:span><text:span text:style-name="style10">]=</text:span><text:span text:style-name="style4">0xFF</text:span><text:span text:style-name="style10">;<text:s text:c="6"/></text:span><text:span text:style-name="style2">// alfa-сплошной</text:span></text:h>
      <text:h text:style-name="Default">136<text:s text:c="2"/><text:span text:style-name="style10">} 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20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8080ff"/>
    </style:style>
    <style:style style:name="style23" style:family="text">
      <style:text-properties style:font-name="Courier New" fo:color="#8080ff"/>
    </style:style>
    <style:style style:name="style65" style:family="text">
      <style:text-properties style:font-name="Courier New" fo:color="#808080"/>
    </style:style>
    <style:style style:name="style87" style:family="text">
      <style:text-properties style:font-name="Courier New" fo:color="#808080"/>
    </style:style>
    <style:style style:name="style2" style:family="text">
      <style:text-properties style:font-name="Courier New" fo:color="#9898d9"/>
    </style:style>
    <style:style style:name="style66" style:family="text">
      <style:text-properties style:font-name="Courier New" fo:color="#c0c0c0"/>
    </style:style>
    <style:style style:name="style3" style:family="text">
      <style:text-properties style:font-name="Courier New" fo:color="#8080ff" fo:font-weight="bold"/>
    </style:style>
    <style:style style:name="style24" style:family="text">
      <style:text-properties style:font-name="Courier New" fo:color="#8080ff" fo:font-weight="bold"/>
    </style:style>
    <style:style style:name="style67" style:family="text">
      <style:text-properties style:font-name="Courier New" fo:color="#aaaaf0" fo:font-weight="bold"/>
    </style:style>
    <style:style style:name="style88" style:family="text">
      <style:text-properties style:font-name="Courier New" fo:color="#aaaaf0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aaaaf0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6b9999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ac5959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20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37" style:family="text">
      <style:text-properties style:font-name="Courier New" fo:color="#373737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